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3.209cm"/>
    </style:style>
    <style:style style:name="Table2.C" style:family="table-column">
      <style:table-column-properties style:column-width="11.289cm"/>
    </style:style>
    <style:style style:name="Table2.1" style:family="table-row">
      <style:table-row-properties style:min-row-height="0.596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.049cm" fo:border="none"/>
    </style:style>
    <style:style style:name="Table2.A5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Liberation Mono1" officeooo:paragraph-rsid="00938ce9"/>
    </style:style>
    <style:style style:name="P2" style:family="paragraph" style:parent-style-name="Preformatted_20_Text">
      <style:paragraph-properties fo:margin-top="0cm" fo:margin-bottom="0.499cm" style:contextual-spacing="false"/>
      <style:text-properties style:font-name="Liberation Mono1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Liberation Mono1" fo:font-size="9pt" style:font-size-asian="9pt" style:font-size-complex="9pt"/>
    </style:style>
    <style:style style:name="P4" style:family="paragraph" style:parent-style-name="Preformatted_20_Text">
      <style:text-properties style:font-name="Liberation Mono1" fo:font-size="9pt" style:font-size-asian="9pt" style:font-size-complex="9pt"/>
    </style:style>
    <style:style style:name="P5" style:family="paragraph" style:parent-style-name="Preformatted_20_Text">
      <style:text-properties style:font-name="Liberation Mono1" fo:font-size="9pt" officeooo:rsid="00a57171" officeooo:paragraph-rsid="00a57171" style:font-size-asian="9pt" style:font-size-complex="9pt"/>
    </style:style>
    <style:style style:name="P6" style:family="paragraph" style:parent-style-name="Preformatted_20_Text">
      <style:paragraph-properties fo:margin-top="0cm" fo:margin-bottom="0.101cm" style:contextual-spacing="false" fo:line-height="100%"/>
      <style:text-properties style:font-name="Liberation Mono1" fo:font-size="9pt" style:font-size-asian="9pt" style:font-size-complex="9pt"/>
    </style:style>
    <style:style style:name="P7" style:family="paragraph" style:parent-style-name="Preformatted_20_Text">
      <style:paragraph-properties fo:margin-top="0cm" fo:margin-bottom="0cm" style:contextual-spacing="true" fo:line-height="100%"/>
      <style:text-properties style:font-name="Liberation Mono1" fo:font-size="9pt" style:font-size-asian="9pt" style:font-size-complex="9pt"/>
    </style:style>
    <style:style style:name="P8" style:family="paragraph" style:parent-style-name="Preformatted_20_Text">
      <style:text-properties style:font-name="Liberation Mono1"/>
    </style:style>
    <style:style style:name="P9" style:family="paragraph" style:parent-style-name="Footer">
      <style:paragraph-properties fo:text-align="end" style:justify-single-word="false"/>
      <style:text-properties style:font-name="Liberation Sans1" fo:font-size="10pt" officeooo:rsid="00a747e2" officeooo:paragraph-rsid="00a747e2" style:font-size-asian="10pt" style:font-size-complex="10pt"/>
    </style:style>
    <style:style style:name="P10" style:family="paragraph" style:parent-style-name="Table_20_Contents">
      <style:text-properties style:font-name="Liberation Sans1" fo:font-size="10pt" officeooo:rsid="005122ee" officeooo:paragraph-rsid="005122ee" style:font-size-asian="10pt" style:font-size-complex="10pt"/>
    </style:style>
    <style:style style:name="P11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50bff2" officeooo:paragraph-rsid="0050bff2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/>
      <style:text-properties style:font-name="Liberation Sans1" fo:font-size="10pt" officeooo:paragraph-rsid="0093ac6d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/>
      <style:text-properties style:font-name="Liberation Sans1" fo:font-size="10pt" officeooo:rsid="009661a0" officeooo:paragraph-rsid="009661a0" style:font-size-asian="10pt" style:font-size-complex="10pt"/>
    </style:style>
    <style:style style:name="P14" style:family="paragraph" style:parent-style-name="Contents_20_Heading">
      <style:text-properties style:font-name="Liberation Sans1" fo:font-size="10pt" style:font-size-asian="10pt" style:font-size-complex="10pt"/>
    </style:style>
    <style:style style:name="P15" style:family="paragraph" style:parent-style-name="Text_20_body">
      <style:text-properties style:font-name="Liberation Sans1" fo:font-size="11pt" officeooo:paragraph-rsid="004b3d8e" style:font-size-asian="11pt" style:font-size-complex="11pt"/>
    </style:style>
    <style:style style:name="P16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15%" fo:orphans="2" fo:widows="2" fo:text-indent="-1cm" style:auto-text-indent="false" style:page-number="auto" fo:background-color="transparent"/>
      <style:text-properties style:font-name="Liberation Sans1" fo:font-size="11pt" fo:language="es" fo:country="MX" officeooo:paragraph-rsid="005a64bd" style:font-size-asian="11pt" style:font-size-complex="11pt"/>
    </style:style>
    <style:style style:name="P17" style:family="paragraph" style:parent-style-name="Tabla">
      <style:paragraph-properties fo:keep-with-next="always"/>
      <style:text-properties style:font-name="Liberation Sans1" fo:font-size="11pt" fo:font-style="normal" officeooo:paragraph-rsid="0093ac6d" style:font-size-asian="11pt" style:font-style-asian="normal" style:font-size-complex="11pt" style:font-style-complex="normal"/>
    </style:style>
    <style:style style:name="P18" style:family="paragraph" style:parent-style-name="Table_20_Contents">
      <style:text-properties officeooo:paragraph-rsid="002ac710"/>
    </style:style>
    <style:style style:name="P19" style:family="paragraph" style:parent-style-name="Table_20_Contents">
      <style:text-properties officeooo:paragraph-rsid="003d2505"/>
    </style:style>
    <style:style style:name="P20" style:family="paragraph" style:parent-style-name="Table_20_Contents">
      <style:text-properties officeooo:paragraph-rsid="004e98a6"/>
    </style:style>
    <style:style style:name="P21" style:family="paragraph" style:parent-style-name="Heading_20_3">
      <style:paragraph-properties fo:margin-top="0cm" fo:margin-bottom="0.499cm" style:contextual-spacing="false"/>
      <style:text-properties style:use-window-font-color="true" loext:opacity="0%" style:font-name="Liberation Sans1" fo:font-size="14pt" fo:language="es" fo:country="MX" fo:font-weight="normal" officeooo:rsid="00d53ba5" officeooo:paragraph-rsid="00b977b8" style:font-name-asian="Songti SC" style:font-size-asian="14pt" style:font-weight-asian="normal" style:font-name-complex="Arial Unicode MS1" style:font-size-complex="14pt" style:font-weight-complex="normal"/>
    </style:style>
    <style:style style:name="P22" style:family="paragraph" style:parent-style-name="Heading_20_3">
      <style:paragraph-properties fo:margin-top="0cm" fo:margin-bottom="0.499cm" style:contextual-spacing="false" fo:line-height="100%"/>
      <style:text-properties style:use-window-font-color="true" loext:opacity="0%" style:font-name="Liberation Sans1" fo:font-size="14pt" fo:language="es" fo:country="MX" fo:font-weight="normal" officeooo:rsid="00d53ba5" officeooo:paragraph-rsid="00baac85" style:font-name-asian="Songti SC" style:font-size-asian="14pt" style:font-weight-asian="normal" style:font-name-complex="Arial Unicode MS1" style:font-size-complex="14pt" style:font-weight-complex="normal"/>
    </style:style>
    <style:style style:name="P23" style:family="paragraph" style:parent-style-name="Heading_20_2">
      <style:paragraph-properties fo:margin-top="0cm" fo:margin-bottom="0.499cm" style:contextual-spacing="false"/>
      <style:text-properties fo:color="#808080" loext:opacity="100%" style:font-name="Liberation Sans1" fo:font-size="14pt" fo:font-weight="normal" officeooo:paragraph-rsid="00b977b8" style:font-name-asian="Songti SC" style:font-size-asian="14pt" style:font-weight-asian="normal" style:font-name-complex="Arial Unicode MS1" style:font-size-complex="14pt" style:font-weight-complex="normal"/>
    </style:style>
    <style:style style:name="P24" style:family="paragraph" style:parent-style-name="Heading_20_2">
      <style:text-properties fo:color="#808080" loext:opacity="100%" style:font-name="Liberation Sans1" fo:font-size="14pt" fo:font-weight="normal" style:font-name-asian="Songti SC" style:font-size-asian="14pt" style:font-weight-asian="normal" style:font-name-complex="Arial Unicode MS1" style:font-size-complex="14pt" style:font-weight-complex="normal"/>
    </style:style>
    <style:style style:name="P25" style:family="paragraph" style:parent-style-name="Heading_20_2">
      <style:text-properties fo:color="#808080" loext:opacity="100%" style:font-name="Liberation Sans1" fo:font-size="14pt" fo:font-weight="normal" style:font-size-asian="14pt" style:font-weight-asian="normal" style:font-size-complex="14pt" style:font-weight-complex="normal"/>
    </style:style>
    <style:style style:name="P26" style:family="paragraph" style:parent-style-name="Heading_20_2">
      <style:text-properties fo:color="#808080" loext:opacity="100%" style:font-name="Liberation Sans1" fo:font-size="14pt" fo:font-weight="normal" officeooo:paragraph-rsid="00bad962" style:font-size-asian="14pt" style:font-weight-asian="normal" style:font-size-complex="14pt" style:font-weight-complex="normal"/>
    </style:style>
    <style:style style:name="P27" style:family="paragraph" style:parent-style-name="Table_20_Contents">
      <style:paragraph-properties fo:margin-top="0cm" fo:margin-bottom="0cm" style:contextual-spacing="false"/>
      <style:text-properties officeooo:paragraph-rsid="0050bff2"/>
    </style:style>
    <style:style style:name="P28" style:family="paragraph" style:parent-style-name="Table_20_Contents">
      <style:paragraph-properties fo:margin-top="0cm" fo:margin-bottom="0cm" style:contextual-spacing="false" fo:line-height="100%"/>
      <style:text-properties officeooo:paragraph-rsid="0050bff2"/>
    </style:style>
    <style:style style:name="P29" style:family="paragraph" style:parent-style-name="Text_20_body">
      <style:text-properties officeooo:paragraph-rsid="00912106"/>
    </style:style>
    <style:style style:name="P30" style:family="paragraph" style:parent-style-name="Text_20_body">
      <style:text-properties officeooo:paragraph-rsid="009b27c0"/>
    </style:style>
    <style:style style:name="P31" style:family="paragraph" style:parent-style-name="Text_20_body">
      <style:text-properties officeooo:paragraph-rsid="002eef12"/>
    </style:style>
    <style:style style:name="P32" style:family="paragraph" style:parent-style-name="Text_20_body">
      <style:text-properties officeooo:paragraph-rsid="0046bc99"/>
    </style:style>
    <style:style style:name="P33" style:family="paragraph" style:parent-style-name="Text_20_body">
      <style:text-properties officeooo:paragraph-rsid="009ded96"/>
    </style:style>
    <style:style style:name="P34" style:family="paragraph" style:parent-style-name="Text_20_body">
      <style:text-properties officeooo:paragraph-rsid="0036eadc"/>
    </style:style>
    <style:style style:name="P35" style:family="paragraph" style:parent-style-name="Text_20_body">
      <style:text-properties officeooo:paragraph-rsid="00a2deed"/>
    </style:style>
    <style:style style:name="P36" style:family="paragraph" style:parent-style-name="Text_20_body">
      <style:text-properties officeooo:paragraph-rsid="004b3d8e"/>
    </style:style>
    <style:style style:name="P3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</style:style>
    <style:style style:name="P38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officeooo:paragraph-rsid="00be657a"/>
    </style:style>
    <style:style style:name="P39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officeooo:paragraph-rsid="00be657a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1" fo:font-size="11pt" fo:letter-spacing="normal" fo:language="es" fo:country="MX" fo:font-style="normal" fo:font-weight="normal" officeooo:rsid="00ec2012" officeooo:paragraph-rsid="00be657a" style:font-name-asian="Songti SC" style:font-size-asian="11pt" style:font-weight-asian="bold" style:font-name-complex="Arial Unicode MS1" style:font-size-complex="11pt" style:font-weight-complex="bold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paragraph-rsid="00d26a7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9pt" fo:font-style="normal" officeooo:rsid="006b0751" style:font-size-asian="9pt" style:font-style-asian="normal" style:font-size-complex="9pt" style:font-style-complex="normal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fo:font-size="10pt" fo:font-style="normal" officeooo:rsid="003a4b1f" style:font-size-asian="10pt" style:font-style-asian="normal" style:font-size-complex="10pt" style:font-style-complex="normal"/>
    </style:style>
    <style:style style:name="T6" style:family="text">
      <style:text-properties style:font-name="Liberation Sans1" fo:font-size="10pt" style:font-size-asian="10pt" style:font-size-complex="10pt"/>
    </style:style>
    <style:style style:name="T7" style:family="text">
      <style:text-properties style:font-name="Liberation Sans1" fo:font-size="10pt" officeooo:rsid="0021bc13" style:font-size-asian="10pt" style:font-size-complex="10pt"/>
    </style:style>
    <style:style style:name="T8" style:family="text">
      <style:text-properties style:font-name="Liberation Sans1" fo:font-size="10pt" officeooo:rsid="005377b8" style:font-size-asian="10pt" style:font-size-complex="10pt"/>
    </style:style>
    <style:style style:name="T9" style:family="text">
      <style:text-properties style:font-name="Liberation Sans1" fo:font-size="10pt" officeooo:rsid="00b13643" style:font-size-asian="10pt" style:font-size-complex="10pt"/>
    </style:style>
    <style:style style:name="T10" style:family="text">
      <style:text-properties style:font-name="Liberation Sans1" fo:font-size="10pt" officeooo:rsid="004b3d8e" style:font-size-asian="10pt" style:font-size-complex="10pt"/>
    </style:style>
    <style:style style:name="T11" style:family="text">
      <style:text-properties style:font-name="Liberation Sans1" fo:font-size="10pt" officeooo:rsid="00bad962" style:font-size-asian="10pt" style:font-size-complex="10pt"/>
    </style:style>
    <style:style style:name="T12" style:family="text">
      <style:text-properties style:font-name="Liberation Sans1" fo:font-size="11pt" style:font-size-asian="11pt" style:font-size-complex="11pt"/>
    </style:style>
    <style:style style:name="T13" style:family="text">
      <style:text-properties style:font-name="Liberation Sans1" fo:font-size="11pt" officeooo:rsid="00189ff2" style:font-size-asian="11pt" style:font-size-complex="11pt"/>
    </style:style>
    <style:style style:name="T14" style:family="text">
      <style:text-properties style:font-name="Liberation Sans1" fo:font-size="11pt" officeooo:rsid="0016acc6" style:font-size-asian="11pt" style:font-size-complex="11pt"/>
    </style:style>
    <style:style style:name="T15" style:family="text">
      <style:text-properties style:font-name="Liberation Sans1" fo:font-size="11pt" officeooo:rsid="001a220d" style:font-size-asian="11pt" style:font-size-complex="11pt"/>
    </style:style>
    <style:style style:name="T16" style:family="text">
      <style:text-properties style:font-name="Liberation Sans1" fo:font-size="11pt" officeooo:rsid="002700cd" style:font-size-asian="11pt" style:font-size-complex="11pt"/>
    </style:style>
    <style:style style:name="T17" style:family="text">
      <style:text-properties style:font-name="Liberation Sans1" fo:font-size="11pt" officeooo:rsid="0023242f" style:font-size-asian="11pt" style:font-size-complex="11pt"/>
    </style:style>
    <style:style style:name="T18" style:family="text">
      <style:text-properties style:font-name="Liberation Sans1" fo:font-size="11pt" officeooo:rsid="0020fcf6" style:font-size-asian="11pt" style:font-size-complex="11pt"/>
    </style:style>
    <style:style style:name="T19" style:family="text">
      <style:text-properties style:font-name="Liberation Sans1" fo:font-size="11pt" officeooo:rsid="00271c56" style:font-size-asian="11pt" style:font-size-complex="11pt"/>
    </style:style>
    <style:style style:name="T20" style:family="text">
      <style:text-properties style:font-name="Liberation Sans1" fo:font-size="11pt" officeooo:rsid="002886ac" style:font-size-asian="11pt" style:font-size-complex="11pt"/>
    </style:style>
    <style:style style:name="T21" style:family="text">
      <style:text-properties style:font-name="Liberation Sans1" fo:font-size="11pt" officeooo:rsid="003c14a7" style:font-size-asian="11pt" style:font-size-complex="11pt"/>
    </style:style>
    <style:style style:name="T22" style:family="text">
      <style:text-properties style:font-name="Liberation Sans1" fo:font-size="11pt" officeooo:rsid="003dac8e" style:font-size-asian="11pt" style:font-size-complex="11pt"/>
    </style:style>
    <style:style style:name="T23" style:family="text">
      <style:text-properties style:font-name="Liberation Sans1" fo:font-size="11pt" officeooo:rsid="002585c5" style:font-size-asian="11pt" style:font-size-complex="11pt"/>
    </style:style>
    <style:style style:name="T24" style:family="text">
      <style:text-properties style:font-name="Liberation Sans1" fo:font-size="11pt" officeooo:rsid="002cc2d1" style:font-size-asian="11pt" style:font-size-complex="11pt"/>
    </style:style>
    <style:style style:name="T25" style:family="text">
      <style:text-properties style:font-name="Liberation Sans1" fo:font-size="11pt" officeooo:rsid="002e6279" style:font-size-asian="11pt" style:font-size-complex="11pt"/>
    </style:style>
    <style:style style:name="T26" style:family="text">
      <style:text-properties style:font-name="Liberation Sans1" fo:font-size="11pt" officeooo:rsid="002eef12" style:font-size-asian="11pt" style:font-size-complex="11pt"/>
    </style:style>
    <style:style style:name="T27" style:family="text">
      <style:text-properties style:font-name="Liberation Sans1" fo:font-size="11pt" officeooo:rsid="0033da8d" style:font-size-asian="11pt" style:font-size-complex="11pt"/>
    </style:style>
    <style:style style:name="T28" style:family="text">
      <style:text-properties style:font-name="Liberation Sans1" fo:font-size="11pt" officeooo:rsid="0035da07" style:font-size-asian="11pt" style:font-size-complex="11pt"/>
    </style:style>
    <style:style style:name="T29" style:family="text">
      <style:text-properties style:font-name="Liberation Sans1" fo:font-size="11pt" officeooo:rsid="0036eadc" style:font-size-asian="11pt" style:font-size-complex="11pt"/>
    </style:style>
    <style:style style:name="T30" style:family="text">
      <style:text-properties style:font-name="Liberation Sans1" fo:font-size="11pt" officeooo:rsid="003fefdb" style:font-size-asian="11pt" style:font-size-complex="11pt"/>
    </style:style>
    <style:style style:name="T31" style:family="text">
      <style:text-properties style:font-name="Liberation Sans1" fo:font-size="11pt" officeooo:rsid="004252d9" style:font-size-asian="11pt" style:font-size-complex="11pt"/>
    </style:style>
    <style:style style:name="T32" style:family="text">
      <style:text-properties style:font-name="Liberation Sans1" fo:font-size="11pt" officeooo:rsid="0042fa74" style:font-size-asian="11pt" style:font-size-complex="11pt"/>
    </style:style>
    <style:style style:name="T33" style:family="text">
      <style:text-properties style:font-name="Liberation Sans1" fo:font-size="11pt" officeooo:rsid="00436fb3" style:font-size-asian="11pt" style:font-size-complex="11pt"/>
    </style:style>
    <style:style style:name="T34" style:family="text">
      <style:text-properties style:font-name="Liberation Sans1" fo:font-size="11pt" officeooo:rsid="0046bc99" style:font-size-asian="11pt" style:font-size-complex="11pt"/>
    </style:style>
    <style:style style:name="T35" style:family="text">
      <style:text-properties style:font-name="Liberation Sans1" fo:font-size="11pt" officeooo:rsid="0047df7f" style:font-size-asian="11pt" style:font-size-complex="11pt"/>
    </style:style>
    <style:style style:name="T36" style:family="text">
      <style:text-properties style:font-name="Liberation Sans1" fo:font-size="11pt" officeooo:rsid="004a306f" style:font-size-asian="11pt" style:font-size-complex="11pt"/>
    </style:style>
    <style:style style:name="T37" style:family="text">
      <style:text-properties style:font-name="Liberation Sans1" fo:font-size="11pt" officeooo:rsid="0038555b" style:font-size-asian="11pt" style:font-size-complex="11pt"/>
    </style:style>
    <style:style style:name="T38" style:family="text">
      <style:text-properties style:font-name="Liberation Sans1" fo:font-size="11pt" officeooo:rsid="005ad3e7" style:font-size-asian="11pt" style:font-size-complex="11pt"/>
    </style:style>
    <style:style style:name="T39" style:family="text">
      <style:text-properties style:font-name="Liberation Sans1" fo:font-size="11pt" officeooo:rsid="005bb418" style:font-size-asian="11pt" style:font-size-complex="11pt"/>
    </style:style>
    <style:style style:name="T40" style:family="text">
      <style:text-properties style:font-name="Liberation Sans1" fo:font-size="11pt" officeooo:rsid="005d1122" style:font-size-asian="11pt" style:font-size-complex="11pt"/>
    </style:style>
    <style:style style:name="T41" style:family="text">
      <style:text-properties style:font-name="Liberation Sans1" fo:font-size="11pt" officeooo:rsid="005fb4f7" style:font-size-asian="11pt" style:font-size-complex="11pt"/>
    </style:style>
    <style:style style:name="T42" style:family="text">
      <style:text-properties style:font-name="Liberation Sans1" fo:font-size="11pt" officeooo:rsid="006b1c1f" style:font-size-asian="11pt" style:font-size-complex="11pt"/>
    </style:style>
    <style:style style:name="T43" style:family="text">
      <style:text-properties style:font-name="Liberation Sans1" fo:font-size="11pt" officeooo:rsid="00718ae6" style:font-size-asian="11pt" style:font-size-complex="11pt"/>
    </style:style>
    <style:style style:name="T44" style:family="text">
      <style:text-properties style:font-name="Liberation Sans1" fo:font-size="11pt" officeooo:rsid="0076294d" style:font-size-asian="11pt" style:font-size-complex="11pt"/>
    </style:style>
    <style:style style:name="T45" style:family="text">
      <style:text-properties style:font-name="Liberation Sans1" fo:font-size="11pt" officeooo:rsid="00766f4f" style:font-size-asian="11pt" style:font-size-complex="11pt"/>
    </style:style>
    <style:style style:name="T46" style:family="text">
      <style:text-properties style:font-name="Liberation Sans1" fo:font-size="11pt" officeooo:rsid="00781ece" style:font-size-asian="11pt" style:font-size-complex="11pt"/>
    </style:style>
    <style:style style:name="T47" style:family="text">
      <style:text-properties style:font-name="Liberation Sans1" fo:font-size="11pt" officeooo:rsid="007a75a5" style:font-size-asian="11pt" style:font-size-complex="11pt"/>
    </style:style>
    <style:style style:name="T48" style:family="text">
      <style:text-properties style:font-name="Liberation Sans1" fo:font-size="11pt" officeooo:rsid="007ab3c3" style:font-size-asian="11pt" style:font-size-complex="11pt"/>
    </style:style>
    <style:style style:name="T49" style:family="text">
      <style:text-properties style:font-name="Liberation Sans1" fo:font-size="11pt" officeooo:rsid="007bdf1f" style:font-size-asian="11pt" style:font-size-complex="11pt"/>
    </style:style>
    <style:style style:name="T50" style:family="text">
      <style:text-properties style:font-name="Liberation Sans1" fo:font-size="11pt" officeooo:rsid="007e3b09" style:font-size-asian="11pt" style:font-size-complex="11pt"/>
    </style:style>
    <style:style style:name="T51" style:family="text">
      <style:text-properties style:font-name="Liberation Sans1" fo:font-size="11pt" officeooo:rsid="007fcc4c" style:font-size-asian="11pt" style:font-size-complex="11pt"/>
    </style:style>
    <style:style style:name="T52" style:family="text">
      <style:text-properties style:font-name="Liberation Sans1" fo:font-size="11pt" officeooo:rsid="0084cc61" style:font-size-asian="11pt" style:font-size-complex="11pt"/>
    </style:style>
    <style:style style:name="T53" style:family="text">
      <style:text-properties style:font-name="Liberation Sans1" fo:font-size="11pt" officeooo:rsid="00881fc7" style:font-size-asian="11pt" style:font-size-complex="11pt"/>
    </style:style>
    <style:style style:name="T54" style:family="text">
      <style:text-properties style:font-name="Liberation Sans1" fo:font-size="11pt" officeooo:rsid="0088bb5c" style:font-size-asian="11pt" style:font-size-complex="11pt"/>
    </style:style>
    <style:style style:name="T55" style:family="text">
      <style:text-properties style:font-name="Liberation Sans1" fo:font-size="11pt" officeooo:rsid="008a104c" style:font-size-asian="11pt" style:font-size-complex="11pt"/>
    </style:style>
    <style:style style:name="T56" style:family="text">
      <style:text-properties style:font-name="Liberation Sans1" fo:font-size="11pt" officeooo:rsid="008ce047" style:font-size-asian="11pt" style:font-size-complex="11pt"/>
    </style:style>
    <style:style style:name="T57" style:family="text">
      <style:text-properties style:font-name="Liberation Sans1" fo:font-size="11pt" officeooo:rsid="00912106" style:font-size-asian="11pt" style:font-size-complex="11pt"/>
    </style:style>
    <style:style style:name="T58" style:family="text">
      <style:text-properties style:font-name="Liberation Sans1" fo:font-size="11pt" officeooo:rsid="0092ec51" style:font-size-asian="11pt" style:font-size-complex="11pt"/>
    </style:style>
    <style:style style:name="T59" style:family="text">
      <style:text-properties style:font-name="Liberation Sans1" fo:font-size="11pt" officeooo:rsid="00863c8b" style:font-size-asian="11pt" style:font-size-complex="11pt"/>
    </style:style>
    <style:style style:name="T60" style:family="text">
      <style:text-properties style:font-name="Liberation Sans1" fo:font-size="11pt" officeooo:rsid="009661a0" style:font-size-asian="11pt" style:font-size-complex="11pt"/>
    </style:style>
    <style:style style:name="T61" style:family="text">
      <style:text-properties style:font-name="Liberation Sans1" fo:font-size="11pt" officeooo:rsid="009cf6c0" style:font-size-asian="11pt" style:font-size-complex="11pt"/>
    </style:style>
    <style:style style:name="T62" style:family="text">
      <style:text-properties style:font-name="Liberation Sans1" fo:font-size="11pt" officeooo:rsid="009d365c" style:font-size-asian="11pt" style:font-size-complex="11pt"/>
    </style:style>
    <style:style style:name="T63" style:family="text">
      <style:text-properties style:font-name="Liberation Sans1" fo:font-size="11pt" officeooo:rsid="009fb0e0" style:font-size-asian="11pt" style:font-size-complex="11pt"/>
    </style:style>
    <style:style style:name="T64" style:family="text">
      <style:text-properties style:font-name="Liberation Sans1" fo:font-size="11pt" officeooo:rsid="003037eb" style:font-size-asian="11pt" style:font-size-complex="11pt"/>
    </style:style>
    <style:style style:name="T65" style:family="text">
      <style:text-properties style:font-name="Liberation Sans1" fo:font-size="11pt" officeooo:rsid="00336d9a" style:font-size-asian="11pt" style:font-size-complex="11pt"/>
    </style:style>
    <style:style style:name="T66" style:family="text">
      <style:text-properties style:font-name="Liberation Sans1" fo:font-size="11pt" officeooo:rsid="00495e01" style:font-size-asian="11pt" style:font-size-complex="11pt"/>
    </style:style>
    <style:style style:name="T67" style:family="text">
      <style:text-properties style:font-name="Liberation Sans1" fo:font-size="11pt" officeooo:rsid="00a27b41" style:font-size-asian="11pt" style:font-size-complex="11pt"/>
    </style:style>
    <style:style style:name="T68" style:family="text">
      <style:text-properties style:font-name="Liberation Sans1" fo:font-size="11pt" officeooo:rsid="00a091dc" style:font-size-asian="11pt" style:font-size-complex="11pt"/>
    </style:style>
    <style:style style:name="T69" style:family="text">
      <style:text-properties style:font-name="Liberation Sans1" fo:font-size="11pt" officeooo:rsid="00a2deed" style:font-size-asian="11pt" style:font-size-complex="11pt"/>
    </style:style>
    <style:style style:name="T70" style:family="text">
      <style:text-properties style:font-name="Liberation Sans1" fo:font-size="11pt" officeooo:rsid="0049fca2" style:font-size-asian="11pt" style:font-size-complex="11pt"/>
    </style:style>
    <style:style style:name="T71" style:family="text">
      <style:text-properties style:font-name="Liberation Sans1" fo:font-size="11pt" officeooo:rsid="00a39467" style:font-size-asian="11pt" style:font-size-complex="11pt"/>
    </style:style>
    <style:style style:name="T72" style:family="text">
      <style:text-properties style:font-name="Liberation Sans1" fo:font-size="11pt" officeooo:rsid="004b3d8e" style:font-size-asian="11pt" style:font-size-complex="11pt"/>
    </style:style>
    <style:style style:name="T73" style:family="text">
      <style:text-properties style:font-name="Liberation Sans1" fo:font-size="11pt" officeooo:rsid="00a57171" style:font-size-asian="11pt" style:font-size-complex="11pt"/>
    </style:style>
    <style:style style:name="T74" style:family="text">
      <style:text-properties style:font-name="Liberation Sans1" fo:font-size="11pt" officeooo:rsid="00b66ed1" style:font-size-asian="11pt" style:font-size-complex="11pt"/>
    </style:style>
    <style:style style:name="T75" style:family="text">
      <style:text-properties style:font-name="Liberation Sans1" fo:font-size="11pt" officeooo:rsid="00c8b0ca" style:font-size-asian="11pt" style:font-size-complex="11pt"/>
    </style:style>
    <style:style style:name="T76" style:family="text">
      <style:text-properties style:font-name="Liberation Sans1" fo:font-size="11pt" officeooo:rsid="00ca8799" style:font-size-asian="11pt" style:font-size-complex="11pt"/>
    </style:style>
    <style:style style:name="T77" style:family="text">
      <style:text-properties style:font-name="Liberation Sans1" fo:font-size="11pt" officeooo:rsid="00cbeec6" style:font-size-asian="11pt" style:font-size-complex="11pt"/>
    </style:style>
    <style:style style:name="T78" style:family="text">
      <style:text-properties style:font-name="Liberation Sans1" fo:font-size="11pt" officeooo:rsid="00d26a76" style:font-size-asian="11pt" style:font-size-complex="11pt"/>
    </style:style>
    <style:style style:name="T79" style:family="text">
      <style:text-properties style:font-name="Liberation Sans1" fo:font-size="11pt" officeooo:rsid="00d56945" style:font-size-asian="11pt" style:font-size-complex="11pt"/>
    </style:style>
    <style:style style:name="T80" style:family="text">
      <style:text-properties style:font-name="Liberation Sans1" fo:font-size="11pt" officeooo:rsid="0041bf75" style:font-name-asian="Liberation Mono" style:font-size-asian="11pt" style:font-name-complex="Liberation Mono" style:font-size-complex="11pt"/>
    </style:style>
    <style:style style:name="T81" style:family="text">
      <style:text-properties style:font-name="Liberation Sans1" fo:font-size="11pt" officeooo:rsid="00436fb3" style:font-name-asian="Liberation Mono" style:font-size-asian="11pt" style:font-name-complex="Liberation Mono" style:font-size-complex="11pt"/>
    </style:style>
    <style:style style:name="T82" style:family="text">
      <style:text-properties style:font-name="Liberation Sans1" fo:font-size="11pt" officeooo:rsid="005ad3e7" style:font-name-asian="Liberation Mono" style:font-size-asian="11pt" style:font-name-complex="Liberation Mono" style:font-size-complex="11pt"/>
    </style:style>
    <style:style style:name="T83" style:family="text">
      <style:text-properties style:font-name="Liberation Sans1" fo:font-size="11pt" officeooo:rsid="005bb418" style:font-name-asian="Liberation Mono" style:font-size-asian="11pt" style:font-name-complex="Liberation Mono" style:font-size-complex="11pt"/>
    </style:style>
    <style:style style:name="T84" style:family="text">
      <style:text-properties style:font-name="Liberation Sans1" fo:font-size="11pt" officeooo:rsid="005ceb14" style:font-name-asian="Liberation Mono" style:font-size-asian="11pt" style:font-name-complex="Liberation Mono" style:font-size-complex="11pt"/>
    </style:style>
    <style:style style:name="T85" style:family="text">
      <style:text-properties style:font-name="Liberation Sans1" fo:font-size="11pt" officeooo:rsid="005d1122" style:font-name-asian="Liberation Mono" style:font-size-asian="11pt" style:font-name-complex="Liberation Mono" style:font-size-complex="11pt"/>
    </style:style>
    <style:style style:name="T86" style:family="text">
      <style:text-properties style:font-name="Liberation Sans1" fo:font-size="11pt" officeooo:rsid="00718ae6" style:font-name-asian="Liberation Mono" style:font-size-asian="11pt" style:font-name-complex="Liberation Mono" style:font-size-complex="11pt"/>
    </style:style>
    <style:style style:name="T87" style:family="text">
      <style:text-properties style:font-name="Liberation Sans1" fo:font-size="11pt" officeooo:rsid="00736e02" style:font-name-asian="Liberation Mono" style:font-size-asian="11pt" style:font-name-complex="Liberation Mono" style:font-size-complex="11pt"/>
    </style:style>
    <style:style style:name="T88" style:family="text">
      <style:text-properties style:font-name="Liberation Sans1" fo:font-size="11pt" officeooo:rsid="00751336" style:font-name-asian="Liberation Mono" style:font-size-asian="11pt" style:font-name-complex="Liberation Mono" style:font-size-complex="11pt"/>
    </style:style>
    <style:style style:name="T89" style:family="text">
      <style:text-properties style:font-name="Liberation Sans1" fo:font-size="11pt" officeooo:rsid="0076294d" style:font-name-asian="Liberation Mono" style:font-size-asian="11pt" style:font-name-complex="Liberation Mono" style:font-size-complex="11pt"/>
    </style:style>
    <style:style style:name="T90" style:family="text">
      <style:text-properties style:font-name="Liberation Sans1" fo:font-size="11pt" officeooo:rsid="00781ece" style:font-name-asian="Liberation Mono" style:font-size-asian="11pt" style:font-name-complex="Liberation Mono" style:font-size-complex="11pt"/>
    </style:style>
    <style:style style:name="T91" style:family="text">
      <style:text-properties style:font-name="Liberation Sans1" fo:font-size="11pt" officeooo:rsid="0078a75f" style:font-name-asian="Liberation Mono" style:font-size-asian="11pt" style:font-name-complex="Liberation Mono" style:font-size-complex="11pt"/>
    </style:style>
    <style:style style:name="T92" style:family="text">
      <style:text-properties style:font-name="Liberation Sans1" fo:font-size="11pt" officeooo:rsid="007ab3c3" style:font-name-asian="Liberation Mono" style:font-size-asian="11pt" style:font-name-complex="Liberation Mono" style:font-size-complex="11pt"/>
    </style:style>
    <style:style style:name="T93" style:family="text">
      <style:text-properties style:font-name="Liberation Sans1" fo:font-size="11pt" officeooo:rsid="007bdf1f" style:font-name-asian="Liberation Mono" style:font-size-asian="11pt" style:font-name-complex="Liberation Mono" style:font-size-complex="11pt"/>
    </style:style>
    <style:style style:name="T94" style:family="text">
      <style:text-properties style:font-name="Liberation Sans1" fo:font-size="11pt" officeooo:rsid="0084cc61" style:font-name-asian="Liberation Mono" style:font-size-asian="11pt" style:font-name-complex="Liberation Mono" style:font-size-complex="11pt"/>
    </style:style>
    <style:style style:name="T95" style:family="text">
      <style:text-properties style:font-name="Liberation Sans1" fo:font-size="11pt" officeooo:rsid="008a6cbb" style:font-name-asian="Liberation Mono" style:font-size-asian="11pt" style:font-name-complex="Liberation Mono" style:font-size-complex="11pt"/>
    </style:style>
    <style:style style:name="T96" style:family="text">
      <style:text-properties style:font-name="Liberation Sans1" fo:font-size="11pt" officeooo:rsid="008ce047" style:font-name-asian="Liberation Mono" style:font-size-asian="11pt" style:font-name-complex="Liberation Mono" style:font-size-complex="11pt"/>
    </style:style>
    <style:style style:name="T97" style:family="text">
      <style:text-properties style:font-name="Liberation Sans1" fo:font-size="11pt" officeooo:rsid="00912106" style:font-name-asian="Liberation Mono" style:font-size-asian="11pt" style:font-name-complex="Liberation Mono" style:font-size-complex="11pt"/>
    </style:style>
    <style:style style:name="T98" style:family="text">
      <style:text-properties style:font-name="Liberation Sans1" fo:font-size="11pt" officeooo:rsid="0092ec51" style:font-name-asian="Liberation Mono" style:font-size-asian="11pt" style:font-name-complex="Liberation Mono" style:font-size-complex="11pt"/>
    </style:style>
    <style:style style:name="T99" style:family="text">
      <style:text-properties style:font-name="Liberation Sans1" fo:font-size="11pt" officeooo:rsid="00863c8b" style:font-name-asian="Liberation Mono" style:font-size-asian="11pt" style:font-name-complex="Liberation Mono" style:font-size-complex="11pt"/>
    </style:style>
    <style:style style:name="T100" style:family="text">
      <style:text-properties style:font-name="Liberation Sans1" fo:font-size="11pt" officeooo:rsid="009d365c" style:font-name-asian="Liberation Mono" style:font-size-asian="11pt" style:font-name-complex="Liberation Mono" style:font-size-complex="11pt"/>
    </style:style>
    <style:style style:name="T101" style:family="text">
      <style:text-properties style:font-name="Liberation Sans1" fo:font-size="11pt" officeooo:rsid="00b66ed1" style:font-name-asian="Liberation Mono" style:font-size-asian="11pt" style:font-name-complex="Liberation Mono" style:font-size-complex="11pt"/>
    </style:style>
    <style:style style:name="T102" style:family="text">
      <style:text-properties style:font-name="Liberation Sans1" fo:font-size="11pt" officeooo:rsid="00d26a76" style:font-name-asian="Liberation Mono" style:font-size-asian="11pt" style:font-name-complex="Liberation Mono" style:font-size-complex="11pt"/>
    </style:style>
    <style:style style:name="T103" style:family="text">
      <style:text-properties style:font-name="Liberation Sans1" officeooo:rsid="0054093f"/>
    </style:style>
    <style:style style:name="T104" style:family="text">
      <style:text-properties style:font-name="Liberation Sans1" officeooo:rsid="0093ac6d"/>
    </style:style>
    <style:style style:name="T105" style:family="text">
      <style:text-properties fo:color="#808080" loext:opacity="100%" fo:font-size="10pt" fo:font-style="normal" fo:font-weight="bold" officeooo:rsid="003a4b1f" style:font-size-asian="10pt" style:font-style-asian="normal" style:font-weight-asian="bold" style:font-size-complex="10pt" style:font-style-complex="normal" style:font-weight-complex="bold"/>
    </style:style>
    <style:style style:name="T106" style:family="text">
      <style:text-properties fo:color="#808080" loext:opacity="100%" style:font-name="Liberation Mono1" fo:font-size="11pt" fo:font-weight="bold" officeooo:rsid="0016acc6" style:font-size-asian="11pt" style:font-weight-asian="bold" style:font-size-complex="11pt" style:font-weight-complex="bold"/>
    </style:style>
    <style:style style:name="T107" style:family="text">
      <style:text-properties fo:color="#808080" loext:opacity="100%" style:font-name="Liberation Mono1" fo:font-size="11pt" fo:font-weight="bold" officeooo:rsid="002585c5" style:font-size-asian="11pt" style:font-weight-asian="bold" style:font-size-complex="11pt" style:font-weight-complex="bold"/>
    </style:style>
    <style:style style:name="T108" style:family="text">
      <style:text-properties fo:color="#808080" loext:opacity="100%" style:font-name="Liberation Mono1" fo:font-size="11pt" fo:font-weight="bold" officeooo:rsid="005ad3e7" style:font-size-asian="11pt" style:font-weight-asian="bold" style:font-size-complex="11pt" style:font-weight-complex="bold"/>
    </style:style>
    <style:style style:name="T109" style:family="text">
      <style:text-properties fo:color="#808080" loext:opacity="100%" style:font-name="Liberation Mono1" fo:font-size="11pt" fo:font-weight="bold" officeooo:rsid="00336d9a" style:font-size-asian="11pt" style:font-weight-asian="bold" style:font-size-complex="11pt" style:font-weight-complex="bold"/>
    </style:style>
    <style:style style:name="T110" style:family="text">
      <style:text-properties fo:color="#808080" loext:opacity="100%" style:font-name="Liberation Mono1" fo:font-size="11pt" fo:font-weight="bold" officeooo:rsid="0038555b" style:font-size-asian="11pt" style:font-weight-asian="bold" style:font-size-complex="11pt" style:font-weight-complex="bold"/>
    </style:style>
    <style:style style:name="T111" style:family="text">
      <style:text-properties fo:color="#808080" loext:opacity="100%" style:font-name="Liberation Mono1" fo:font-size="11pt" fo:font-weight="bold" officeooo:rsid="00a2deed" style:font-size-asian="11pt" style:font-weight-asian="bold" style:font-size-complex="11pt" style:font-weight-complex="bold"/>
    </style:style>
    <style:style style:name="T112" style:family="text">
      <style:text-properties fo:color="#808080" loext:opacity="100%" style:font-name="Liberation Mono1" fo:font-size="11pt" fo:font-weight="bold" officeooo:rsid="006b1c1f" style:font-name-asian="Liberation Sans" style:font-size-asian="11pt" style:font-weight-asian="bold" style:font-name-complex="Liberation Sans" style:font-size-complex="11pt" style:font-weight-complex="bold"/>
    </style:style>
    <style:style style:name="T113" style:family="text">
      <style:text-properties fo:color="#808080" loext:opacity="100%" style:font-name="Liberation Mono1" fo:font-size="11pt" fo:font-weight="bold" officeooo:rsid="0092d8f7" style:font-name-asian="Liberation Sans" style:font-size-asian="11pt" style:font-weight-asian="bold" style:font-name-complex="Liberation Sans" style:font-size-complex="11pt" style:font-weight-complex="bold"/>
    </style:style>
    <style:style style:name="T114" style:family="text">
      <style:text-properties fo:color="#808080" loext:opacity="100%" style:font-name="Liberation Mono1" fo:font-size="9pt" officeooo:rsid="002ac710" style:font-size-asian="9pt" style:font-size-complex="9pt"/>
    </style:style>
    <style:style style:name="T115" style:family="text">
      <style:text-properties fo:color="#808080" loext:opacity="100%" style:font-name="Liberation Mono1" fo:font-size="9pt" officeooo:rsid="004e98a6" style:font-size-asian="9pt" style:font-size-complex="9pt"/>
    </style:style>
    <style:style style:name="T116" style:family="text">
      <style:text-properties fo:color="#808080" loext:opacity="100%" style:font-name="Liberation Mono1" fo:font-size="9pt" officeooo:rsid="00b13643" style:font-size-asian="9pt" style:font-size-complex="9pt"/>
    </style:style>
    <style:style style:name="T117" style:family="text">
      <style:text-properties fo:color="#808080" loext:opacity="100%" style:font-name="Liberation Mono1" fo:font-weight="bold" officeooo:rsid="0016acc6" style:font-weight-asian="bold" style:font-weight-complex="bold"/>
    </style:style>
    <style:style style:name="T118" style:family="text">
      <style:text-properties fo:color="#808080" loext:opacity="100%" style:font-name="Liberation Sans1" fo:font-size="14pt" fo:font-weight="normal" style:font-name-asian="Songti SC" style:font-size-asian="14pt" style:font-weight-asian="normal" style:font-name-complex="Arial Unicode MS1" style:font-size-complex="14pt" style:font-weight-complex="normal"/>
    </style:style>
    <style:style style:name="T119" style:family="text">
      <style:text-properties fo:color="#808080" loext:opacity="100%" style:font-name="Liberation Sans1" fo:font-size="14pt" fo:font-weight="normal" officeooo:rsid="009c9fb5" style:font-name-asian="Songti SC" style:font-size-asian="14pt" style:font-weight-asian="normal" style:font-name-complex="Arial Unicode MS1" style:font-size-complex="14pt" style:font-weight-complex="normal"/>
    </style:style>
    <style:style style:name="T120" style:family="text">
      <style:text-properties fo:color="#0000ff" loext:opacity="100%" style:font-name="Liberation Sans1" fo:font-size="10pt" fo:font-style="normal" fo:font-weight="bold" officeooo:rsid="003a4b1f" style:font-size-asian="10pt" style:font-style-asian="normal" style:font-weight-asian="bold" style:font-size-complex="10pt" style:font-style-complex="normal" style:font-weight-complex="bold"/>
    </style:style>
    <style:style style:name="T121" style:family="text">
      <style:text-properties officeooo:rsid="001a220d"/>
    </style:style>
    <style:style style:name="T122" style:family="text">
      <style:text-properties fo:font-size="11pt" style:font-size-asian="11pt" style:font-size-complex="11pt"/>
    </style:style>
    <style:style style:name="T123" style:family="text">
      <style:text-properties officeooo:rsid="0020fcf6"/>
    </style:style>
    <style:style style:name="T124" style:family="text">
      <style:text-properties officeooo:rsid="0021bc13"/>
    </style:style>
    <style:style style:name="T125" style:family="text">
      <style:text-properties officeooo:rsid="0023242f"/>
    </style:style>
    <style:style style:name="T126" style:family="text">
      <style:text-properties officeooo:rsid="002585c5"/>
    </style:style>
    <style:style style:name="T127" style:family="text">
      <style:text-properties officeooo:rsid="002700cd"/>
    </style:style>
    <style:style style:name="T128" style:family="text">
      <style:text-properties officeooo:rsid="0016acc6"/>
    </style:style>
    <style:style style:name="T129" style:family="text">
      <style:text-properties style:font-name="Liberation Mono1"/>
    </style:style>
    <style:style style:name="T130" style:family="text">
      <style:text-properties style:font-name="Liberation Mono1" fo:font-size="11pt" style:font-size-asian="11pt" style:font-size-complex="11pt"/>
    </style:style>
    <style:style style:name="T131" style:family="text">
      <style:text-properties style:font-name="Liberation Mono1" fo:font-size="11pt" officeooo:rsid="0016acc6" style:font-size-asian="11pt" style:font-size-complex="11pt"/>
    </style:style>
    <style:style style:name="T132" style:family="text">
      <style:text-properties style:font-name="Liberation Mono1" fo:font-size="11pt" officeooo:rsid="0035da07" style:font-size-asian="11pt" style:font-size-complex="11pt"/>
    </style:style>
    <style:style style:name="T133" style:family="text">
      <style:text-properties style:font-name="Liberation Mono1" fo:font-size="11pt" officeooo:rsid="003e1f2e" style:font-size-asian="11pt" style:font-size-complex="11pt"/>
    </style:style>
    <style:style style:name="T134" style:family="text">
      <style:text-properties style:font-name="Liberation Mono1" fo:font-size="11pt" officeooo:rsid="002585c5" style:font-size-asian="11pt" style:font-size-complex="11pt"/>
    </style:style>
    <style:style style:name="T135" style:family="text">
      <style:text-properties style:font-name="Liberation Mono1" fo:font-size="11pt" officeooo:rsid="002700cd" style:font-size-asian="11pt" style:font-size-complex="11pt"/>
    </style:style>
    <style:style style:name="T136" style:family="text">
      <style:text-properties style:font-name="Liberation Mono1" fo:font-size="11pt" officeooo:rsid="002eef12" style:font-size-asian="11pt" style:font-size-complex="11pt"/>
    </style:style>
    <style:style style:name="T137" style:family="text">
      <style:text-properties style:font-name="Liberation Mono1" fo:font-size="11pt" officeooo:rsid="0036eadc" style:font-size-asian="11pt" style:font-size-complex="11pt"/>
    </style:style>
    <style:style style:name="T138" style:family="text">
      <style:text-properties style:font-name="Liberation Mono1" fo:font-size="11pt" officeooo:rsid="0046bc99" style:font-size-asian="11pt" style:font-size-complex="11pt"/>
    </style:style>
    <style:style style:name="T139" style:family="text">
      <style:text-properties style:font-name="Liberation Mono1" fo:font-size="11pt" officeooo:rsid="00718ae6" style:font-size-asian="11pt" style:font-size-complex="11pt"/>
    </style:style>
    <style:style style:name="T140" style:family="text">
      <style:text-properties style:font-name="Liberation Mono1" fo:font-size="11pt" officeooo:rsid="00336d9a" style:font-size-asian="11pt" style:font-size-complex="11pt"/>
    </style:style>
    <style:style style:name="T141" style:family="text">
      <style:text-properties style:font-name="Liberation Mono1" fo:font-size="11pt" officeooo:rsid="009d365c" style:font-size-asian="11pt" style:font-size-complex="11pt"/>
    </style:style>
    <style:style style:name="T142" style:family="text">
      <style:text-properties style:font-name="Liberation Mono1" fo:font-size="11pt" officeooo:rsid="004a306f" style:font-size-asian="11pt" style:font-size-complex="11pt"/>
    </style:style>
    <style:style style:name="T143" style:family="text">
      <style:text-properties style:font-name="Liberation Mono1" fo:font-size="11pt" officeooo:rsid="0038555b" style:font-size-asian="11pt" style:font-size-complex="11pt"/>
    </style:style>
    <style:style style:name="T144" style:family="text">
      <style:text-properties style:font-name="Liberation Mono1" fo:font-size="11pt" officeooo:rsid="00d5fae6" style:font-size-asian="11pt" style:font-size-complex="11pt"/>
    </style:style>
    <style:style style:name="T145" style:family="text">
      <style:text-properties style:font-name="Liberation Mono1" fo:font-size="11pt" officeooo:rsid="0092ec51" style:font-name-asian="Liberation Sans" style:font-size-asian="11pt" style:font-name-complex="Liberation Sans" style:font-size-complex="11pt"/>
    </style:style>
    <style:style style:name="T146" style:family="text">
      <style:text-properties style:font-name="Liberation Mono1" fo:font-size="10pt" style:font-size-asian="10pt" style:font-size-complex="10pt"/>
    </style:style>
    <style:style style:name="T147" style:family="text">
      <style:text-properties style:font-name="Liberation Mono1" fo:font-size="10pt" officeooo:rsid="003d2505" style:font-size-asian="10pt" style:font-size-complex="10pt"/>
    </style:style>
    <style:style style:name="T148" style:family="text">
      <style:text-properties style:font-name="Liberation Mono1" fo:font-size="10pt" officeooo:rsid="004e98a6" style:font-size-asian="10pt" style:font-size-complex="10pt"/>
    </style:style>
    <style:style style:name="T149" style:family="text">
      <style:text-properties style:font-name="Liberation Mono1" fo:font-size="10pt" officeooo:rsid="0021bc13" style:font-size-asian="10pt" style:font-size-complex="10pt"/>
    </style:style>
    <style:style style:name="T150" style:family="text">
      <style:text-properties style:font-name="Liberation Mono1" officeooo:rsid="00b977b8"/>
    </style:style>
    <style:style style:name="T151" style:family="text">
      <style:text-properties style:font-name="Liberation Mono1" officeooo:rsid="00baac85"/>
    </style:style>
    <style:style style:name="T152" style:family="text">
      <style:text-properties style:font-name="Liberation Mono1" officeooo:rsid="00b48de8"/>
    </style:style>
    <style:style style:name="T153" style:family="text">
      <style:text-properties fo:color="#000080" loext:opacity="100%" style:font-name="Liberation Sans1" fo:font-size="11pt" style:text-underline-style="solid" style:text-underline-width="auto" style:text-underline-color="font-color" officeooo:rsid="002eef12" style:font-size-asian="11pt" style:font-size-complex="11pt"/>
    </style:style>
    <style:style style:name="T154" style:family="text">
      <style:text-properties fo:color="#000080" loext:opacity="100%" style:font-name="Liberation Sans1" fo:font-size="11pt" style:text-underline-style="solid" style:text-underline-width="auto" style:text-underline-color="font-color" officeooo:rsid="0066d89a" style:font-size-asian="11pt" style:font-size-complex="11pt"/>
    </style:style>
    <style:style style:name="T155" style:family="text">
      <style:text-properties fo:color="#000080" loext:opacity="100%" style:font-name="Liberation Sans1" fo:font-size="11pt" style:text-underline-style="solid" style:text-underline-width="auto" style:text-underline-color="font-color" officeooo:rsid="0036eadc" style:font-size-asian="11pt" style:font-size-complex="11pt"/>
    </style:style>
    <style:style style:name="T156" style:family="text">
      <style:text-properties fo:color="#000080" loext:opacity="100%" style:font-name="Liberation Sans1" fo:font-size="10pt" style:text-underline-style="solid" style:text-underline-width="auto" style:text-underline-color="font-color" style:font-size-asian="10pt" style:font-size-complex="10pt"/>
    </style:style>
    <style:style style:name="T157" style:family="text">
      <style:text-properties fo:color="#000080" loext:opacity="100%" style:font-name="Liberation Sans1" fo:font-size="10pt" style:text-underline-style="solid" style:text-underline-width="auto" style:text-underline-color="font-color" officeooo:rsid="0021bc13" style:font-size-asian="10pt" style:font-size-complex="10pt"/>
    </style:style>
    <style:style style:name="T158" style:family="text">
      <style:text-properties fo:color="#000080" loext:opacity="100%" style:font-name="Liberation Sans1" fo:font-size="10pt" style:text-underline-style="solid" style:text-underline-width="auto" style:text-underline-color="font-color" officeooo:rsid="00b977b8" style:font-size-asian="10pt" style:font-size-complex="10pt"/>
    </style:style>
    <style:style style:name="T159" style:family="text">
      <style:text-properties officeooo:rsid="0038555b"/>
    </style:style>
    <style:style style:name="T160" style:family="text">
      <style:text-properties style:use-window-font-color="true" loext:opacity="0%" style:font-name="Liberation Mono1" fo:font-size="11pt" style:text-underline-style="none" officeooo:rsid="0041bf75" style:font-size-asian="11pt" style:font-size-complex="11pt"/>
    </style:style>
    <style:style style:name="T161" style:family="text">
      <style:text-properties style:use-window-font-color="true" loext:opacity="0%" style:font-name="Liberation Mono1" fo:font-size="11pt" style:text-underline-style="none" officeooo:rsid="002700cd" style:font-size-asian="11pt" style:font-size-complex="11pt"/>
    </style:style>
    <style:style style:name="T162" style:family="text">
      <style:text-properties style:use-window-font-color="true" loext:opacity="0%" style:font-name="Liberation Mono1" fo:font-size="11pt" style:text-underline-style="none" officeooo:rsid="005ad3e7" style:font-size-asian="11pt" style:font-size-complex="11pt"/>
    </style:style>
    <style:style style:name="T163" style:family="text">
      <style:text-properties style:use-window-font-color="true" loext:opacity="0%" style:font-name="Liberation Mono1" fo:font-size="11pt" style:text-underline-style="none" officeooo:rsid="005bb418" style:font-size-asian="11pt" style:font-size-complex="11pt"/>
    </style:style>
    <style:style style:name="T164" style:family="text">
      <style:text-properties style:use-window-font-color="true" loext:opacity="0%" style:font-name="Liberation Mono1" fo:font-size="11pt" style:text-underline-style="none" officeooo:rsid="005ceb14" style:font-size-asian="11pt" style:font-size-complex="11pt"/>
    </style:style>
    <style:style style:name="T165" style:family="text">
      <style:text-properties style:use-window-font-color="true" loext:opacity="0%" style:font-name="Liberation Mono1" style:text-underline-style="none" officeooo:rsid="002700cd"/>
    </style:style>
    <style:style style:name="T166" style:family="text">
      <style:text-properties style:use-window-font-color="true" loext:opacity="0%" style:font-name="Liberation Mono1" style:text-underline-style="none" officeooo:rsid="0093ac6d"/>
    </style:style>
    <style:style style:name="T167" style:family="text">
      <style:text-properties style:use-window-font-color="true" loext:opacity="0%" style:font-name="Liberation Sans1" fo:font-size="11pt" style:text-underline-style="none" officeooo:rsid="002700cd" style:font-size-asian="11pt" style:font-size-complex="11pt"/>
    </style:style>
    <style:style style:name="T168" style:family="text">
      <style:text-properties style:use-window-font-color="true" loext:opacity="0%" style:font-name="Liberation Sans1" fo:font-size="11pt" style:text-underline-style="none" officeooo:rsid="005bb418" style:font-size-asian="11pt" style:font-size-complex="11pt"/>
    </style:style>
    <style:style style:name="T169" style:family="text">
      <style:text-properties style:use-window-font-color="true" loext:opacity="0%" style:font-name="Liberation Sans1" fo:font-size="11pt" style:text-underline-style="none" officeooo:rsid="005ceb14" style:font-size-asian="11pt" style:font-size-complex="11pt"/>
    </style:style>
    <style:style style:name="T170" style:family="text">
      <style:text-properties style:use-window-font-color="true" loext:opacity="0%" style:font-name="Liberation Sans1" fo:font-size="11pt" style:text-underline-style="none" officeooo:rsid="0066d89a" style:font-size-asian="11pt" style:font-size-complex="11pt"/>
    </style:style>
    <style:style style:name="T171" style:family="text">
      <style:text-properties style:use-window-font-color="true" loext:opacity="0%" style:font-name="Liberation Sans1" fo:font-size="11pt" style:text-underline-style="none" officeooo:rsid="00688e54" style:font-size-asian="11pt" style:font-size-complex="11pt"/>
    </style:style>
    <style:style style:name="T172" style:family="text">
      <style:text-properties style:use-window-font-color="true" loext:opacity="0%" style:font-name="Liberation Sans1" fo:font-size="11pt" style:text-underline-style="none" officeooo:rsid="006b1c1f" style:font-size-asian="11pt" style:font-size-complex="11pt"/>
    </style:style>
    <style:style style:name="T173" style:family="text">
      <style:text-properties style:use-window-font-color="true" loext:opacity="0%" style:font-name="Liberation Sans1" fo:font-size="11pt" style:text-underline-style="none" officeooo:rsid="007ab3c3" style:font-size-asian="11pt" style:font-size-complex="11pt"/>
    </style:style>
    <style:style style:name="T174" style:family="text">
      <style:text-properties style:use-window-font-color="true" loext:opacity="0%" style:font-name="Liberation Sans1" fo:font-size="11pt" style:text-underline-style="none" officeooo:rsid="005ad3e7" style:font-size-asian="11pt" style:font-size-complex="11pt"/>
    </style:style>
    <style:style style:name="T175" style:family="text">
      <style:text-properties style:use-window-font-color="true" loext:opacity="0%" style:font-name="Liberation Sans1" fo:font-size="11pt" style:text-underline-style="none" officeooo:rsid="008a104c" style:font-size-asian="11pt" style:font-size-complex="11pt"/>
    </style:style>
    <style:style style:name="T176" style:family="text">
      <style:text-properties style:use-window-font-color="true" loext:opacity="0%" style:font-name="Liberation Sans1" fo:font-size="11pt" style:text-underline-style="none" officeooo:rsid="00912106" style:font-size-asian="11pt" style:font-size-complex="11pt"/>
    </style:style>
    <style:style style:name="T177" style:family="text">
      <style:text-properties style:use-window-font-color="true" loext:opacity="0%" style:font-name="Liberation Sans1" fo:font-size="11pt" style:text-underline-style="none" officeooo:rsid="0092d8f7" style:font-size-asian="11pt" style:font-size-complex="11pt"/>
    </style:style>
    <style:style style:name="T178" style:family="text">
      <style:text-properties style:use-window-font-color="true" loext:opacity="0%" style:font-name="Liberation Sans1" fo:font-size="11pt" style:text-underline-style="none" officeooo:rsid="002eef12" style:font-size-asian="11pt" style:font-size-complex="11pt"/>
    </style:style>
    <style:style style:name="T179" style:family="text">
      <style:text-properties style:use-window-font-color="true" loext:opacity="0%" style:font-name="Liberation Sans1" fo:font-size="11pt" style:text-underline-style="none" officeooo:rsid="0092ec51" style:font-size-asian="11pt" style:font-size-complex="11pt"/>
    </style:style>
    <style:style style:name="T180" style:family="text">
      <style:text-properties style:use-window-font-color="true" loext:opacity="0%" style:font-name="Liberation Sans1" fo:font-size="11pt" style:text-underline-style="none" officeooo:rsid="0036eadc" style:font-size-asian="11pt" style:font-size-complex="11pt"/>
    </style:style>
    <style:style style:name="T181" style:family="text">
      <style:text-properties style:use-window-font-color="true" loext:opacity="0%" style:font-name="Liberation Sans1" fo:font-size="11pt" style:text-underline-style="none" officeooo:rsid="0049fca2" style:font-size-asian="11pt" style:font-size-complex="11pt"/>
    </style:style>
    <style:style style:name="T182" style:family="text">
      <style:text-properties style:use-window-font-color="true" loext:opacity="0%" style:font-name="Liberation Sans1" fo:font-size="11pt" fo:font-style="italic" style:text-underline-style="none" officeooo:rsid="005bb418" style:font-size-asian="11pt" style:font-style-asian="italic" style:font-size-complex="11pt" style:font-style-complex="italic"/>
    </style:style>
    <style:style style:name="T183" style:family="text">
      <style:text-properties style:use-window-font-color="true" loext:opacity="0%" style:font-name="Liberation Sans1" fo:font-size="11pt" fo:font-style="italic" style:text-underline-style="none" officeooo:rsid="005ceb14" style:font-size-asian="11pt" style:font-style-asian="italic" style:font-size-complex="11pt" style:font-style-complex="italic"/>
    </style:style>
    <style:style style:name="T184" style:family="text">
      <style:text-properties style:use-window-font-color="true" loext:opacity="0%" style:font-name="Liberation Sans1" fo:font-size="11pt" fo:font-style="italic" style:text-underline-style="none" officeooo:rsid="005ad3e7" style:font-size-asian="11pt" style:font-style-asian="italic" style:font-size-complex="11pt" style:font-style-complex="italic"/>
    </style:style>
    <style:style style:name="T185" style:family="text">
      <style:text-properties style:use-window-font-color="true" loext:opacity="0%" style:font-name="Liberation Sans1" style:text-underline-style="none" officeooo:rsid="002700cd"/>
    </style:style>
    <style:style style:name="T186" style:family="text">
      <style:text-properties style:use-window-font-color="true" loext:opacity="0%" style:font-name="Liberation Sans1" style:text-underline-style="none" officeooo:rsid="0093ac6d"/>
    </style:style>
    <style:style style:name="T187" style:family="text">
      <style:text-properties officeooo:rsid="004b3d8e"/>
    </style:style>
    <style:style style:name="T188" style:family="text">
      <style:text-properties officeooo:rsid="0054093f"/>
    </style:style>
    <style:style style:name="T189" style:family="text">
      <style:text-properties fo:font-variant="normal" fo:text-transform="none" fo:color="#000000" loext:opacity="100%" style:font-name="SF Pro Text" fo:letter-spacing="normal" fo:font-style="normal" fo:font-weight="normal"/>
    </style:style>
    <style:style style:name="T190" style:family="text">
      <style:text-properties fo:font-variant="normal" fo:text-transform="none" fo:color="#000000" loext:opacity="100%" style:font-name="SF Pro Text" fo:letter-spacing="normal" fo:font-style="italic" fo:font-weight="normal"/>
    </style:style>
    <style:style style:name="T191" style:family="text">
      <style:text-properties fo:font-variant="normal" fo:text-transform="none" fo:color="#000000" loext:opacity="100%" style:font-name="SF Pro Text" fo:letter-spacing="normal" fo:font-style="italic" fo:font-weight="normal" officeooo:rsid="00b256c3"/>
    </style:style>
    <style:style style:name="T192" style:family="text">
      <style:text-properties fo:font-variant="normal" fo:text-transform="none" style:use-window-font-color="true" loext:opacity="0%" style:font-name="Liberation Sans1" fo:font-size="11pt" fo:letter-spacing="normal" fo:language="es" fo:country="MX" fo:font-style="normal" fo:font-weight="normal" officeooo:rsid="004fd333" style:font-name-asian="Songti SC" style:font-size-asian="11pt" style:font-style-asian="normal" style:font-weight-asian="normal" style:font-name-complex="Arial Unicode MS1" style:font-size-complex="11pt" style:font-style-complex="normal" style:font-weight-complex="normal"/>
    </style:style>
    <style:style style:name="T193" style:family="text">
      <style:text-properties fo:font-variant="normal" fo:text-transform="none" style:use-window-font-color="true" loext:opacity="0%" style:font-name="Liberation Sans1" fo:font-size="11pt" fo:letter-spacing="normal" fo:language="es" fo:country="MX" fo:font-style="normal" fo:font-weight="normal" officeooo:rsid="00ec2012" style:font-name-asian="Songti SC" style:font-size-asian="11pt" style:font-weight-asian="bold" style:font-name-complex="Arial Unicode MS1" style:font-size-complex="11pt" style:font-weight-complex="bold"/>
    </style:style>
    <style:style style:name="T194" style:family="text">
      <style:text-properties fo:font-variant="normal" fo:text-transform="none" style:use-window-font-color="true" loext:opacity="0%" style:font-name="Liberation Sans1" fo:font-size="11pt" fo:letter-spacing="normal" fo:language="es" fo:country="MX" fo:font-style="normal" fo:font-weight="normal" officeooo:rsid="0103dbd7" style:font-name-asian="Songti SC" style:font-size-asian="11pt" style:font-weight-asian="bold" style:font-name-complex="Arial Unicode MS1" style:font-size-complex="11pt" style:font-weight-complex="bold"/>
    </style:style>
    <style:style style:name="T195" style:family="text">
      <style:text-properties fo:font-variant="normal" fo:text-transform="none" style:use-window-font-color="true" loext:opacity="0%" style:font-name="Liberation Sans1" fo:font-size="11pt" fo:letter-spacing="normal" fo:language="es" fo:country="MX" fo:font-style="normal" fo:font-weight="normal" officeooo:rsid="00bad962" style:font-name-asian="Songti SC" style:font-size-asian="11pt" style:font-weight-asian="bold" style:font-name-complex="Arial Unicode MS1" style:font-size-complex="11pt" style:font-weight-complex="bold"/>
    </style:style>
    <style:style style:name="T196" style:family="text">
      <style:text-properties fo:font-variant="normal" fo:text-transform="none" style:use-window-font-color="true" loext:opacity="0%" style:font-name="Liberation Sans1" fo:font-size="11pt" fo:letter-spacing="normal" fo:language="es" fo:country="MX" fo:font-style="normal" fo:font-weight="normal" officeooo:rsid="01625bbb" style:font-name-asian="Songti SC" style:font-size-asian="11pt" style:font-weight-asian="bold" style:font-name-complex="Arial Unicode MS1" style:font-size-complex="11pt" style:font-weight-complex="bold"/>
    </style:style>
    <style:style style:name="T197" style:family="text">
      <style:text-properties fo:font-variant="normal" fo:text-transform="none" fo:color="#808080" loext:opacity="100%" style:font-name="Liberation Mono1" fo:font-size="11pt" fo:letter-spacing="normal" fo:language="es" fo:country="MX" fo:font-style="normal" fo:font-weight="bold" officeooo:rsid="00ec2012" style:font-name-asian="Songti SC" style:font-size-asian="11pt" style:font-weight-asian="bold" style:font-name-complex="Arial Unicode MS1" style:font-size-complex="11pt" style:font-weight-complex="bold"/>
    </style:style>
    <style:style style:name="T198" style:family="text">
      <style:text-properties fo:font-variant="normal" fo:text-transform="none" fo:color="#0000ff" loext:opacity="100%" style:font-name="Liberation Sans1" fo:font-size="11pt" fo:letter-spacing="normal" fo:language="es" fo:country="MX" fo:font-style="normal" fo:font-weight="bold" officeooo:rsid="00ec2012" style:font-name-asian="Songti SC" style:font-size-asian="11pt" style:font-weight-asian="bold" style:font-name-complex="Arial Unicode MS1" style:font-size-complex="11pt" style:font-weight-complex="bold"/>
    </style:style>
    <style:style style:name="T199" style:family="text">
      <style:text-properties fo:font-variant="normal" fo:text-transform="none" fo:color="#0000ff" loext:opacity="100%" style:font-name="Liberation Sans1" fo:font-size="11pt" fo:letter-spacing="normal" fo:language="es" fo:country="MX" fo:font-style="normal" fo:font-weight="bold" officeooo:rsid="01625bbb" style:font-name-asian="Songti SC" style:font-size-asian="11pt" style:font-weight-asian="bold" style:font-name-complex="Arial Unicode MS1" style:font-size-complex="11pt" style:font-weight-complex="bold"/>
    </style:style>
    <style:style style:name="T200" style:family="text">
      <style:text-properties style:font-name="Liberation Sans" fo:font-size="11pt" officeooo:rsid="006b0751" style:font-name-asian="Liberation Sans" style:font-size-asian="11pt" style:font-name-complex="Liberation Sans" style:font-size-complex="11pt"/>
    </style:style>
    <style:style style:name="T201" style:family="text">
      <style:text-properties style:font-name="Liberation Sans" fo:font-size="11pt" officeooo:rsid="006b1c1f" style:font-name-asian="Liberation Sans" style:font-size-asian="11pt" style:font-name-complex="Liberation Sans" style:font-size-complex="11pt"/>
    </style:style>
    <style:style style:name="T202" style:family="text">
      <style:text-properties style:font-name="Liberation Sans" fo:font-size="11pt" officeooo:rsid="00715d76" style:font-name-asian="Liberation Sans" style:font-size-asian="11pt" style:font-name-complex="Liberation Sans" style:font-size-complex="11pt"/>
    </style:style>
    <style:style style:name="T203" style:family="text">
      <style:text-properties style:font-name="Liberation Sans" fo:font-size="11pt" officeooo:rsid="007be883" style:font-name-asian="Liberation Sans" style:font-size-asian="11pt" style:font-name-complex="Liberation Sans" style:font-size-complex="11pt"/>
    </style:style>
    <style:style style:name="T204" style:family="text">
      <style:text-properties style:font-name="Liberation Sans" fo:font-size="11pt" officeooo:rsid="008a104c" style:font-name-asian="Liberation Sans" style:font-size-asian="11pt" style:font-name-complex="Liberation Sans" style:font-size-complex="11pt"/>
    </style:style>
    <style:style style:name="T205" style:family="text">
      <style:text-properties style:font-name="Liberation Sans" fo:font-size="11pt" officeooo:rsid="008a6cbb" style:font-name-asian="Liberation Sans" style:font-size-asian="11pt" style:font-name-complex="Liberation Sans" style:font-size-complex="11pt"/>
    </style:style>
    <style:style style:name="T206" style:family="text">
      <style:text-properties style:font-name="Liberation Sans" fo:font-size="11pt" officeooo:rsid="008b1ad7" style:font-name-asian="Liberation Sans" style:font-size-asian="11pt" style:font-name-complex="Liberation Sans" style:font-size-complex="11pt"/>
    </style:style>
    <style:style style:name="T207" style:family="text">
      <style:text-properties style:font-name="Liberation Sans" fo:font-size="11pt" officeooo:rsid="008e9a2f" style:font-name-asian="Liberation Sans" style:font-size-asian="11pt" style:font-name-complex="Liberation Sans" style:font-size-complex="11pt"/>
    </style:style>
    <style:style style:name="T208" style:family="text">
      <style:text-properties style:font-name="Liberation Sans" fo:font-size="11pt" officeooo:rsid="0092d8f7" style:font-name-asian="Liberation Sans" style:font-size-asian="11pt" style:font-name-complex="Liberation Sans" style:font-size-complex="11pt"/>
    </style:style>
    <style:style style:name="T209" style:family="text">
      <style:text-properties style:font-name="Liberation Sans" fo:font-size="11pt" officeooo:rsid="0092ec51" style:font-name-asian="Liberation Sans" style:font-size-asian="11pt" style:font-name-complex="Liberation Sans" style:font-size-complex="11pt"/>
    </style:style>
    <style:style style:name="T210" style:family="text">
      <style:text-properties style:font-name="Liberation Sans" fo:font-size="11pt" officeooo:rsid="00938ce9" style:font-name-asian="Liberation Sans" style:font-size-asian="11pt" style:font-name-complex="Liberation Sans" style:font-size-complex="11pt"/>
    </style:style>
    <style:style style:name="T211" style:family="text">
      <style:text-properties style:font-name="Liberation Sans" fo:font-size="11pt" officeooo:rsid="009b27c0" style:font-name-asian="Liberation Sans" style:font-size-asian="11pt" style:font-name-complex="Liberation Sans" style:font-size-complex="11pt"/>
    </style:style>
    <style:style style:name="T212" style:family="text">
      <style:text-properties style:font-name="Liberation Sans" fo:font-size="11pt" officeooo:rsid="00a2deed" style:font-name-asian="Liberation Sans" style:font-size-asian="11pt" style:font-name-complex="Liberation Sans" style:font-size-complex="11pt"/>
    </style:style>
    <style:style style:name="T213" style:family="text">
      <style:text-properties style:font-name="Liberation Sans" fo:font-size="11pt" officeooo:rsid="00b66ed1" style:font-name-asian="Liberation Sans" style:font-size-asian="11pt" style:font-name-complex="Liberation Sans" style:font-size-complex="11pt"/>
    </style:style>
    <style:style style:name="T214" style:family="text">
      <style:text-properties style:font-name="Liberation Sans" fo:font-size="11pt" fo:font-style="italic" officeooo:rsid="006b0751" style:font-name-asian="Liberation Sans" style:font-size-asian="11pt" style:font-style-asian="italic" style:font-name-complex="Liberation Sans" style:font-size-complex="11pt" style:font-style-complex="italic"/>
    </style:style>
    <style:style style:name="T215" style:family="text">
      <style:text-properties officeooo:rsid="007a17aa"/>
    </style:style>
    <style:style style:name="T216" style:family="text">
      <style:text-properties style:font-name-asian="Songti SC" style:font-name-complex="Arial Unicode MS1"/>
    </style:style>
    <style:style style:name="T217" style:family="text">
      <style:text-properties officeooo:rsid="00271c56" style:font-name-asian="Songti SC" style:font-name-complex="Arial Unicode MS1"/>
    </style:style>
    <style:style style:name="T218" style:family="text">
      <style:text-properties fo:color="#000000" loext:opacity="100%" style:font-name="Liberation Mono1" officeooo:rsid="0016acc6"/>
    </style:style>
    <style:style style:name="T219" style:family="text">
      <style:text-properties officeooo:rsid="0093ac6d"/>
    </style:style>
    <style:style style:name="T220" style:family="text">
      <style:text-properties officeooo:rsid="0093ac6d" style:font-name-complex="Arial Unicode MS"/>
    </style:style>
    <style:style style:name="T221" style:family="text">
      <style:text-properties officeooo:rsid="009c9fb5"/>
    </style:style>
    <style:style style:name="T222" style:family="text">
      <style:text-properties officeooo:rsid="00a57171"/>
    </style:style>
    <style:style style:name="T223" style:family="text">
      <style:text-properties officeooo:rsid="00a57171" style:font-name-asian="Liberation Mono" style:font-name-complex="Liberation Mono"/>
    </style:style>
    <style:style style:name="T224" style:family="text">
      <style:text-properties officeooo:rsid="00b48de8"/>
    </style:style>
    <style:style style:name="T225" style:family="text">
      <style:text-properties officeooo:rsid="01625bbb"/>
    </style:style>
    <style:style style:name="T226" style:family="text">
      <style:text-properties officeooo:rsid="00baac85"/>
    </style:style>
    <style:style style:name="T227" style:family="text">
      <style:text-properties officeooo:rsid="00cbeec6"/>
    </style:style>
    <style:style style:name="T228" style:family="text">
      <style:text-properties style:font-name="Liberation Mono" fo:font-size="11pt" officeooo:rsid="00912106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h text:style-name="Heading_20_1" text:outline-level="1"><text:bookmark-start text:name="__RefHeading___Toc8791_2467995921"/><text:span text:style-name="T127">Desviar</text:span><text:span text:style-name="T128"> l</text:span><text:span text:style-name="T121">a salida de</text:span><text:span text:style-name="T128"> resultados de </text:span><text:span text:style-name="T125">la consola de</text:span><text:span text:style-name="T128"> </text:span><text:span text:style-name="T218">R</text:span><text:span text:style-name="T128"> a un archivo </text:span><text:span text:style-name="T123">o conexión</text:span><text:bookmark-end text:name="__RefHeading___Toc8791_2467995921"/></text:h>
      <text:h text:style-name="P25" text:outline-level="2"><text:bookmark-start text:name="__RefHeading___Toc8793_2467995921"/><text:span text:style-name="T221">1. </text:span>Descrip<text:span text:style-name="T217">ción</text:span><text:bookmark-end text:name="__RefHeading___Toc8793_2467995921"/></text:h>
      <text:p text:style-name="Text_20_body"><text:span text:style-name="Source_20_Text"><text:span text:style-name="T14">La función </text:span></text:span><text:span text:style-name="Source_20_Text"><text:span text:style-name="T130">sink</text:span></text:span><text:span text:style-name="Source_20_Text"><text:span text:style-name="T131">()</text:span></text:span><text:span text:style-name="T12"> </text:span><text:span text:style-name="T19">desví</text:span><text:span text:style-name="T21">a</text:span><text:span text:style-name="T14"> l</text:span><text:span text:style-name="T15">a salida</text:span><text:span text:style-name="T60"> estándar</text:span><text:span text:style-name="T15"> de</text:span><text:span text:style-name="T14"> resultados </text:span><text:span text:style-name="T22">o mensajes</text:span><text:span text:style-name="T14"> de</text:span><text:span text:style-name="T17">sde la consola de</text:span><text:span text:style-name="T14"> </text:span><text:span text:style-name="T106">R</text:span><text:span text:style-name="T14"> </text:span><text:span text:style-name="T19">hacia </text:span><text:span text:style-name="T14">un </text:span><text:span text:style-name="T17">archivo o</text:span><text:span text:style-name="T14"> conexión. </text:span><text:span text:style-name="T60">T</text:span><text:span text:style-name="T17">ambién funciona</text:span><text:span text:style-name="T14"> </text:span><text:span text:style-name="T15">para detener</text:span><text:span text:style-name="T14"> </text:span><text:span text:style-name="T16">el desvío</text:span><text:span text:style-name="T14">.</text:span></text:p>
      <text:p text:style-name="Text_20_body"><text:span text:style-name="Source_20_Text"><text:span text:style-name="T130">sink.number()</text:span></text:span><text:span text:style-name="T12"> </text:span><text:span text:style-name="T18">r</text:span><text:span text:style-name="T13">eporta cuántos </text:span><text:span text:style-name="T16">desvíos</text:span><text:span text:style-name="T13"> están en curso. </text:span><text:span text:style-name="T34">En la forma </text:span><text:span text:style-name="Source_20_Text"><text:span text:style-name="T130">sink.number(type = "message")</text:span></text:span><text:span text:style-name="T12"> </text:span><text:span text:style-name="T20">r</text:span><text:span text:style-name="T13">eporta el número de la conexión que está siendo usada actualmente para los mensajes de error.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Contenido</text:p>
          </text:index-title>
          <text:p text:style-name="P40"><text:a xlink:type="simple" xlink:href="#__RefHeading___Toc8791_2467995921" text:style-name="Index_20_Link" text:visited-style-name="Index_20_Link"><text:span text:style-name="T6">Desviar la salida de resultados de la consola de R a un archivo o conexión<text:tab/>1</text:span></text:a></text:p>
          <text:p text:style-name="P41"><text:a xlink:type="simple" xlink:href="#__RefHeading___Toc8793_2467995921" text:style-name="Index_20_Link" text:visited-style-name="Index_20_Link"><text:span text:style-name="T6">1. Descripción<text:tab/>1</text:span></text:a></text:p>
          <text:p text:style-name="P41"><text:a xlink:type="simple" xlink:href="#__RefHeading___Toc8795_2467995921" text:style-name="Index_20_Link" text:visited-style-name="Index_20_Link"><text:span text:style-name="T6">2. Forma de uso o sintaxis<text:tab/>1</text:span></text:a></text:p>
          <text:p text:style-name="P41"><text:a xlink:type="simple" xlink:href="#__RefHeading___Toc8797_2467995921" text:style-name="Index_20_Link" text:visited-style-name="Index_20_Link"><text:span text:style-name="T6">3. Argumentos<text:tab/>1</text:span></text:a></text:p>
          <text:p text:style-name="P41"><text:a xlink:type="simple" xlink:href="#__RefHeading___Toc8799_2467995921" text:style-name="Index_20_Link" text:visited-style-name="Index_20_Link"><text:span text:style-name="T6">4. Detalles<text:tab/>2</text:span></text:a></text:p>
          <text:p text:style-name="P41"><text:a xlink:type="simple" xlink:href="#__RefHeading___Toc8801_2467995921" text:style-name="Index_20_Link" text:visited-style-name="Index_20_Link"><text:span text:style-name="T6">5. Valor devuelto<text:tab/>3</text:span></text:a></text:p>
          <text:p text:style-name="P41"><text:a xlink:type="simple" xlink:href="#__RefHeading___Toc8803_2467995921" text:style-name="Index_20_Link" text:visited-style-name="Index_20_Link"><text:span text:style-name="T6">6. Advertencia<text:tab/>3</text:span></text:a></text:p>
          <text:p text:style-name="P41"><text:a xlink:type="simple" xlink:href="#__RefHeading___Toc8805_2467995921" text:style-name="Index_20_Link" text:visited-style-name="Index_20_Link"><text:span text:style-name="T6">7. Referencias<text:tab/>4</text:span></text:a></text:p>
          <text:p text:style-name="P41"><text:a xlink:type="simple" xlink:href="#__RefHeading___Toc8807_2467995921" text:style-name="Index_20_Link" text:visited-style-name="Index_20_Link"><text:span text:style-name="T6">8. También véase<text:tab/>4</text:span></text:a></text:p>
          <text:p text:style-name="P41"><text:a xlink:type="simple" xlink:href="#__RefHeading___Toc8809_2467995921" text:style-name="Index_20_Link" text:visited-style-name="Index_20_Link"><text:span text:style-name="T6">9. Ejemplos<text:tab/>4</text:span></text:a></text:p>
          <text:p text:style-name="P41"><text:a xlink:type="simple" xlink:href="#__RefHeading___Toc8811_2467995921" text:style-name="Index_20_Link" text:visited-style-name="Index_20_Link"><text:span text:style-name="T6">13. Código fuente<text:tab/>4</text:span></text:a></text:p>
          <text:p text:style-name="P42"><text:a xlink:type="simple" xlink:href="#__RefHeading___Toc8813_2467995921" text:style-name="Index_20_Link" text:visited-style-name="Index_20_Link"><text:span text:style-name="T6">1. sink()<text:tab/>4</text:span></text:a></text:p>
          <text:p text:style-name="P42"><text:a xlink:type="simple" xlink:href="#__RefHeading___Toc8815_2467995921" text:style-name="Index_20_Link" text:visited-style-name="Index_20_Link"><text:span text:style-name="T6">2. sink.number()<text:tab/>5</text:span></text:a></text:p>
          <text:p text:style-name="P41"><text:a xlink:type="simple" xlink:href="#__RefHeading___Toc8817_2467995921" text:style-name="Index_20_Link" text:visited-style-name="Index_20_Link"><text:span text:style-name="T6">14. Sobre la traducción<text:tab/>5</text:span></text:a></text:p>
        </text:index-body>
      </text:table-of-content>
      <text:h text:style-name="Heading_20_2" text:outline-level="2"><text:bookmark-start text:name="__RefHeading___Toc8795_2467995921"/><text:span text:style-name="T119">2. </text:span><text:span text:style-name="T118">Forma de uso o sintaxis</text:span><text:bookmark-end text:name="__RefHeading___Toc8795_2467995921"/></text:h>
      <text:p text:style-name="P8"><text:tab/>sink(file = NULL, append = FALSE, type = c("output", "message"),</text:p>
      <text:p text:style-name="P8"><text:s text:c="5"/><text:tab/><text:tab/>split = FALSE)</text:p>
      <text:p text:style-name="P8"/>
      <text:p text:style-name="P2"><text:tab/>sink.number(type = c("output", "message"))</text:p>
      <text:h text:style-name="P24" text:outline-level="2"><text:bookmark-start text:name="__RefHeading___Toc8797_2467995921"/><text:span text:style-name="T221">3. </text:span>Argument<text:span text:style-name="T124">o</text:span>s<text:bookmark-end text:name="__RefHeading___Toc8797_2467995921"/></text:h>
      <text:p text:style-name="P17">Tabla <text:sequence text:ref-name="refTabla0" text:name="Tabla" text:formula="ooow:Tabla+1" style:num-format="1">1</text:sequence>. Argumentos <text:span text:style-name="T220">de</text:span> las funciones <text:span text:style-name="T219">para desviar la</text:span><text:span text:style-name="T121"> salida de</text:span><text:span text:style-name="T128"> resultados de </text:span><text:span text:style-name="T125">la consola de</text:span><text:span text:style-name="T128"> </text:span><text:span text:style-name="T117">R</text:span><text:span text:style-name="T128"> a un archivo </text:span><text:span text:style-name="T123">o conexió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Argumento</text:p>
          </table:table-cell>
          <table:table-cell table:style-name="Table2.A1" office:value-type="string">
            <text:p text:style-name="P11">Valor esperado</text:p>
          </table:table-cell>
          <table:table-cell table:style-name="Table2.A1" office:value-type="string">
            <text:p text:style-name="P11">Descripción</text:p>
          </table:table-cell>
        </table:table-row>
        <table:table-row table:style-name="TableLine140614199018048">
          <table:table-cell table:style-name="Table2.A2" office:value-type="string">
            <text:p text:style-name="Table_20_Contents"><text:span text:style-name="Source_20_Text"><text:span text:style-name="T147">f</text:span></text:span><text:span text:style-name="Source_20_Text"><text:span text:style-name="T146">ile</text:span></text:span></text:p>
            <text:p text:style-name="P18"><text:span text:style-name="Source_20_Text"><text:span text:style-name="T114">archivo</text:span></text:span></text:p>
          </table:table-cell>
          <table:table-cell table:style-name="Table2.A2" office:value-type="string">
            <text:p text:style-name="P10">Una cadena de caracteres o un objeto de conexión</text:p>
          </table:table-cell>
          <table:table-cell table:style-name="Table2.A2" office:value-type="string">
            <text:p text:style-name="P28"><text:span text:style-name="T7">Una </text:span><text:span text:style-name="T157">conexión</text:span><text:span text:style-name="T7"> en modo de escritura o una cadena de caracteres con el nombre del archivo </text:span><text:span text:style-name="T9">al</text:span><text:span text:style-name="T7"> que se escribirá la salida. El valor nulo (</text:span><text:span text:style-name="T149">NULL</text:span><text:span text:style-name="T7">) indicará que se deberá detener la salida de resultados.</text:span></text:p>
          </table:table-cell>
        </table:table-row>
        <table:table-row table:style-name="TableLine140614199018992">
          <table:table-cell table:style-name="Table2.A2" office:value-type="string">
            <text:p text:style-name="Table_20_Contents"><text:span text:style-name="Source_20_Text"><text:span text:style-name="T147">a</text:span></text:span><text:span text:style-name="Source_20_Text"><text:span text:style-name="T146">ppend</text:span></text:span></text:p>
            <text:p text:style-name="P19"><text:span text:style-name="Source_20_Text"><text:span text:style-name="T114">adició</text:span></text:span><text:span text:style-name="Source_20_Text"><text:span text:style-name="T116">n</text:span></text:span></text:p>
            <text:p text:style-name="Table_20_Contents"><text:span text:style-name="Source_20_Text"><text:span text:style-name="T146"/></text:span></text:p>
          </table:table-cell>
          <table:table-cell table:style-name="Table2.A2" office:value-type="string">
            <text:p text:style-name="P10">Un valor lógico</text:p>
          </table:table-cell>
          <table:table-cell table:style-name="Table2.A2" office:value-type="string">
            <text:p text:style-name="P27"><text:span text:style-name="T7">Si se selecciona con el valor lógico verdadero (</text:span><text:span text:style-name="T149">TRUE</text:span><text:span text:style-name="T7">), la salida de resultados será añadida al </text:span><text:span text:style-name="T8">contenido ya existente del </text:span><text:span text:style-name="T7">archivo.</text:span></text:p>
          </table:table-cell>
        </table:table-row>
        <text:soft-page-break/>
        <table:table-row table:style-name="TableLine140614199019264">
          <table:table-cell table:style-name="Table2.A2" office:value-type="string">
            <text:p text:style-name="P19"><text:span text:style-name="Source_20_Text"><text:span text:style-name="T147">t</text:span></text:span><text:span text:style-name="Source_20_Text"><text:span text:style-name="T146">ype</text:span></text:span></text:p>
            <text:p text:style-name="P19"><text:span text:style-name="Source_20_Text"><text:span text:style-name="T114">tipo</text:span></text:span></text:p>
          </table:table-cell>
          <table:table-cell table:style-name="Table2.A2" office:value-type="string">
            <text:p text:style-name="P10">Una cadena de caracteres</text:p>
          </table:table-cell>
          <table:table-cell table:style-name="Table2.A2" office:value-type="string">
            <text:p text:style-name="P12"><text:span text:style-name="T188">Una cadena de caracteres que especifica el tipo de </text:span><text:span text:style-name="T219">salida a ser</text:span><text:span text:style-name="T188"> desv</text:span><text:span text:style-name="T219">iada. </text:span><text:span text:style-name="Source_20_Text"><text:span text:style-name="T165">"</text:span></text:span><text:span text:style-name="Source_20_Text"><text:span text:style-name="T166">output</text:span></text:span><text:span text:style-name="Source_20_Text"><text:span text:style-name="T165">"</text:span></text:span><text:span text:style-name="T188"> </text:span><text:span text:style-name="T104">para desviar</text:span><text:span text:style-name="T103"> el flujo de salida de resultados </text:span><text:span text:style-name="T104">y</text:span><text:span text:style-name="T219"> </text:span><text:span text:style-name="Source_20_Text"><text:span text:style-name="T165">"</text:span></text:span><text:span text:style-name="Source_20_Text"><text:span text:style-name="T166">message</text:span></text:span><text:span text:style-name="Source_20_Text"><text:span text:style-name="T165">"</text:span></text:span><text:span text:style-name="Source_20_Text"><text:span text:style-name="T185"> </text:span></text:span><text:span text:style-name="Source_20_Text"><text:span text:style-name="T186">para </text:span></text:span><text:span text:style-name="T103">el flujo de mensajes. </text:span><text:span text:style-name="T104">Se aceptarán</text:span><text:span text:style-name="T103"> coincidencias parciales.</text:span></text:p>
          </table:table-cell>
        </table:table-row>
        <table:table-row table:style-name="TableLine140614199020832">
          <table:table-cell table:style-name="Table2.A5" office:value-type="string">
            <text:p text:style-name="Table_20_Contents"><text:span text:style-name="Source_20_Text"><text:span text:style-name="T148">s</text:span></text:span><text:span text:style-name="Source_20_Text"><text:span text:style-name="T146">plit</text:span></text:span></text:p>
            <text:p text:style-name="P20"><text:span text:style-name="Source_20_Text"><text:span text:style-name="T115">dividir.salida</text:span></text:span></text:p>
          </table:table-cell>
          <table:table-cell table:style-name="Table2.A5" office:value-type="string">
            <text:p text:style-name="P10">Un valor lógico</text:p>
          </table:table-cell>
          <table:table-cell table:style-name="Table2.A5" office:value-type="string">
            <text:p text:style-name="P13">Si el valor lógico verdadero (TRUE) es seleccionado, la salida de resultados será enviada tanto a una nueva desviación como a la salida actual, tal como lo hace el <text:span text:style-name="T224">comando</text:span> de Unix <text:span text:style-name="T152">tee</text:span><text:span text:style-name="T224">.</text:span></text:p>
          </table:table-cell>
        </table:table-row>
      </table:table>
      <text:h text:style-name="P24" text:outline-level="2"><text:bookmark-start text:name="__RefHeading___Toc8799_2467995921"/><text:span text:style-name="T221">4. </text:span>Deta<text:span text:style-name="T126">lles</text:span><text:bookmark-end text:name="__RefHeading___Toc8799_2467995921"/></text:h>
      <text:p text:style-name="P29"><text:span text:style-name="Source_20_Text"><text:span text:style-name="T108">R</text:span></text:span><text:span text:style-name="Source_20_Text"><text:span text:style-name="T38"> organiza la interacción con </text:span></text:span><text:span text:style-name="Source_20_Text"><text:span text:style-name="T82">l</text:span></text:span><text:span text:style-name="Source_20_Text"><text:span text:style-name="T101">a</text:span></text:span><text:span text:style-name="Source_20_Text"><text:span text:style-name="T96">s</text:span></text:span><text:span text:style-name="Source_20_Text"><text:span text:style-name="T38"> usuari</text:span></text:span><text:span text:style-name="Source_20_Text"><text:span text:style-name="T74">a</text:span></text:span><text:span text:style-name="Source_20_Text"><text:span text:style-name="T56">s</text:span></text:span><text:span text:style-name="Source_20_Text"><text:span text:style-name="T38"> en </text:span></text:span><text:span text:style-name="Source_20_Text"><text:span text:style-name="T39">forma de flujos de entrada y de salida de </text:span></text:span><text:span text:style-name="Source_20_Text"><text:span text:style-name="T95">datos</text:span></text:span><text:span text:style-name="Source_20_Text"><text:span text:style-name="T39"> </text:span></text:span><text:span text:style-name="Source_20_Text"><text:span text:style-name="T40">asociados a uno o más dispositivos</text:span></text:span><text:span text:style-name="Source_20_Text"><text:span text:style-name="T39">. El flujo de entrada </text:span></text:span><text:span text:style-name="Source_20_Text"><text:span text:style-name="T38">está asociado al teclado </text:span></text:span><text:span text:style-name="Source_20_Text"><text:span text:style-name="T40">y </text:span></text:span><text:span text:style-name="Source_20_Text"><text:span text:style-name="T48">a la</text:span></text:span><text:span text:style-name="Source_20_Text"><text:span text:style-name="T85"> c</text:span></text:span><text:span text:style-name="Source_20_Text"><text:span text:style-name="T38">onsola </text:span></text:span><text:span text:style-name="Source_20_Text"><text:span text:style-name="T57">(&gt;_ )</text:span></text:span><text:span text:style-name="Source_20_Text"><text:span text:style-name="T38"> </text:span></text:span><text:span text:style-name="Source_20_Text"><text:span text:style-name="T48">como origen </text:span></text:span><text:span text:style-name="Source_20_Text"><text:span text:style-name="T57">de los </text:span></text:span><text:span text:style-name="Source_20_Text"><text:span text:style-name="T97">datos</text:span></text:span><text:span text:style-name="Source_20_Text"><text:span text:style-name="T38">. </text:span></text:span><text:span text:style-name="Source_20_Text"><text:span text:style-name="T55">A su vez, e</text:span></text:span><text:span text:style-name="Source_20_Text"><text:span text:style-name="T39">xisten d</text:span></text:span><text:span text:style-name="Source_20_Text"><text:span text:style-name="T38">os </text:span></text:span><text:span text:style-name="Source_20_Text"><text:span text:style-name="T88">flujos </text:span></text:span><text:span text:style-name="Source_20_Text"><text:span text:style-name="T96">de salida </text:span></text:span><text:span text:style-name="Source_20_Text"><text:span text:style-name="T83">principales asociad</text:span></text:span><text:span text:style-name="Source_20_Text"><text:span text:style-name="T91">o</text:span></text:span><text:span text:style-name="Source_20_Text"><text:span text:style-name="T83">s </text:span></text:span><text:span text:style-name="Source_20_Text"><text:span text:style-name="T97">también </text:span></text:span><text:span text:style-name="Source_20_Text"><text:span text:style-name="T84">a</text:span></text:span><text:span text:style-name="Source_20_Text"><text:span text:style-name="T83"> la consola </text:span></text:span><text:span text:style-name="Source_20_Text"><text:span text:style-name="T92">como destino </text:span></text:span><text:span text:style-name="Source_20_Text"><text:span text:style-name="T97">de los datos</text:span></text:span><text:span text:style-name="Source_20_Text"><text:span text:style-name="T83">. Un</text:span></text:span><text:span text:style-name="Source_20_Text"><text:span text:style-name="T88">o </text:span></text:span><text:span text:style-name="Source_20_Text"><text:span text:style-name="T94">de ellos</text:span></text:span><text:span text:style-name="Source_20_Text"><text:span text:style-name="T83"> se utiliza para </text:span></text:span><text:span text:style-name="Source_20_Text"><text:span text:style-name="T84">desplegar </text:span></text:span><text:span text:style-name="Source_20_Text"><text:span text:style-name="T93">los</text:span></text:span><text:span text:style-name="Source_20_Text"><text:span text:style-name="T38"> resultados </text:span></text:span><text:span text:style-name="Source_20_Text"><text:span text:style-name="T49">esperados </text:span></text:span><text:span text:style-name="Source_20_Text"><text:span text:style-name="T39">de la ejecución de</text:span></text:span><text:span text:style-name="Source_20_Text"><text:span text:style-name="T57">l</text:span></text:span><text:span text:style-name="Source_20_Text"><text:span text:style-name="T39"> código</text:span></text:span><text:span text:style-name="Source_20_Text"><text:span text:style-name="T38"> y </text:span></text:span><text:span text:style-name="Source_20_Text"><text:span text:style-name="T52">el </text:span></text:span><text:span text:style-name="Source_20_Text"><text:span text:style-name="T84">otr</text:span></text:span><text:span text:style-name="Source_20_Text"><text:span text:style-name="T88">o</text:span></text:span><text:span text:style-name="Source_20_Text"><text:span text:style-name="T84"> para desplegar</text:span></text:span><text:span text:style-name="Source_20_Text"><text:span text:style-name="T38"> mensajes </text:span></text:span><text:span text:style-name="Source_20_Text"><text:span text:style-name="T97">que informarán</text:span></text:span><text:span text:style-name="Source_20_Text"><text:span text:style-name="T47"> </text:span></text:span><text:span text:style-name="Source_20_Text"><text:span text:style-name="T49">sobre errores, advertencias e incidentes en la ejecución del código</text:span></text:span><text:span text:style-name="Source_20_Text"><text:span text:style-name="T38">. Al </text:span></text:span><text:span text:style-name="Source_20_Text"><text:span text:style-name="T168">flujo de salida de </text:span></text:span><text:span text:style-name="Source_20_Text"><text:span text:style-name="T176">los</text:span></text:span><text:span text:style-name="Source_20_Text"><text:span text:style-name="T168"> resultados </text:span></text:span><text:span text:style-name="Source_20_Text"><text:span text:style-name="T176">de la ejecución del código</text:span></text:span><text:span text:style-name="Source_20_Text"><text:span text:style-name="T168"> se le denomina </text:span></text:span><text:span text:style-name="Source_20_Text"><text:span text:style-name="T182">conexión de salida estándar</text:span></text:span><text:span text:style-name="Source_20_Text"><text:span text:style-name="T168"> o </text:span></text:span><text:span text:style-name="Source_20_Text"><text:span text:style-name="T161">"st</text:span></text:span><text:span text:style-name="Source_20_Text"><text:span text:style-name="T162">d</text:span></text:span><text:span text:style-name="Source_20_Text"><text:span text:style-name="T163">out</text:span></text:span><text:span text:style-name="Source_20_Text"><text:span text:style-name="T161">"</text:span></text:span><text:span text:style-name="Source_20_Text"><text:span text:style-name="T167"> </text:span></text:span><text:span text:style-name="Source_20_Text"><text:span text:style-name="T169">y al flujo de mensajes </text:span></text:span><text:span text:style-name="Source_20_Text"><text:span text:style-name="T173">para informar a la usuaria</text:span></text:span><text:span text:style-name="Source_20_Text"><text:span text:style-name="T169"> se le denomina </text:span></text:span><text:span text:style-name="Source_20_Text"><text:span text:style-name="T183">conexión de mensajes estándar</text:span></text:span><text:span text:style-name="Source_20_Text"><text:span text:style-name="T169"> o </text:span></text:span><text:span text:style-name="Source_20_Text"><text:span text:style-name="T161">"st</text:span></text:span><text:span text:style-name="Source_20_Text"><text:span text:style-name="T162">d</text:span></text:span><text:span text:style-name="Source_20_Text"><text:span text:style-name="T164">err</text:span></text:span><text:span text:style-name="Source_20_Text"><text:span text:style-name="T161">"</text:span></text:span><text:span text:style-name="Source_20_Text"><text:span text:style-name="T167">. </text:span></text:span><text:span text:style-name="Source_20_Text"><text:span text:style-name="T175">Al </text:span></text:span><text:span text:style-name="Source_20_Text"><text:span text:style-name="T174">flujo de entrada </text:span></text:span><text:span text:style-name="Source_20_Text"><text:span text:style-name="T177">de datos y código</text:span></text:span><text:span text:style-name="Source_20_Text"><text:span text:style-name="T174"> se le conoce como </text:span></text:span><text:span text:style-name="Source_20_Text"><text:span text:style-name="T184">conexión de entrada estándar</text:span></text:span><text:span text:style-name="Source_20_Text"><text:span text:style-name="T174"> o </text:span></text:span><text:span text:style-name="Source_20_Text"><text:span text:style-name="T161">"st</text:span></text:span><text:span text:style-name="Source_20_Text"><text:span text:style-name="T162">din</text:span></text:span><text:span text:style-name="Source_20_Text"><text:span text:style-name="T161">"</text:span></text:span><text:span text:style-name="Source_20_Text"><text:span text:style-name="T167">. </text:span></text:span><text:span text:style-name="Source_20_Text"><text:span text:style-name="T170">Para más información sobr</text:span></text:span><text:span text:style-name="Source_20_Text"><text:span text:style-name="T172">e</text:span></text:span><text:span text:style-name="Source_20_Text"><text:span text:style-name="T170"> las características de cada conexión véase la página de ayuda sobre el </text:span></text:span><text:span text:style-name="Source_20_Text"><text:span text:style-name="T154">despliegue de conexiones</text:span></text:span><text:span text:style-name="Source_20_Text"><text:span text:style-name="T170"> </text:span></text:span><text:span text:style-name="Source_20_Text"><text:span text:style-name="T171">de interacción con la usuaria.</text:span></text:span></text:p>
      <text:p text:style-name="P30"><text:span text:style-name="Source_20_Text"><text:span text:style-name="T206">Aunque lo </text:span></text:span><text:span text:style-name="Source_20_Text"><text:span text:style-name="T208">más</text:span></text:span><text:span text:style-name="Source_20_Text"><text:span text:style-name="T206"> común </text:span></text:span><text:span text:style-name="Source_20_Text"><text:span text:style-name="T208">al programar en </text:span></text:span><text:span text:style-name="Source_20_Text"><text:span text:style-name="T113">R</text:span></text:span><text:span text:style-name="Source_20_Text"><text:span text:style-name="T206"> </text:span></text:span><text:span text:style-name="Source_20_Text"><text:span text:style-name="T208">sea</text:span></text:span><text:span text:style-name="Source_20_Text"><text:span text:style-name="T206"> utilizar las conexiones de </text:span></text:span><text:span text:style-name="Source_20_Text"><text:span text:style-name="T209">s</text:span></text:span><text:span text:style-name="Source_20_Text"><text:span text:style-name="T206">alida predeterminadas</text:span></text:span><text:span text:style-name="Source_20_Text"><text:span text:style-name="T205">, </text:span></text:span><text:span text:style-name="Source_20_Text"><text:span text:style-name="T206">el usuario podría desear que los </text:span></text:span><text:span text:style-name="Source_20_Text"><text:span text:style-name="T205">resultados </text:span></text:span><text:span text:style-name="Source_20_Text"><text:span text:style-name="T207">y </text:span></text:span><text:span text:style-name="Source_20_Text"><text:span text:style-name="T205">mensajes </text:span></text:span><text:span text:style-name="Source_20_Text"><text:span text:style-name="T206">generados por la ejecución del código tengan</text:span></text:span><text:span text:style-name="Source_20_Text"><text:span text:style-name="T205"> un</text:span></text:span><text:span text:style-name="Source_20_Text"><text:span text:style-name="T200"> </text:span></text:span><text:span text:style-name="Source_20_Text"><text:span text:style-name="T203">destino diferente a la consola</text:span></text:span><text:span text:style-name="Source_20_Text"><text:span text:style-name="T200">. </text:span></text:span><text:span text:style-name="Source_20_Text"><text:span text:style-name="T206">Para lograrlo, se deberá</text:span></text:span><text:span text:style-name="Source_20_Text"><text:span text:style-name="T200"> </text:span></text:span><text:span text:style-name="Source_20_Text"><text:span text:style-name="T206">asociar</text:span></text:span><text:span text:style-name="Source_20_Text"><text:span text:style-name="T200"> </text:span></text:span><text:span text:style-name="Source_20_Text"><text:span text:style-name="T207">alguna o ambas</text:span></text:span><text:span text:style-name="Source_20_Text"><text:span text:style-name="T200"> conexi</text:span></text:span><text:span text:style-name="Source_20_Text"><text:span text:style-name="T207">ones</text:span></text:span><text:span text:style-name="Source_20_Text"><text:span text:style-name="T200"> </text:span></text:span><text:span text:style-name="Source_20_Text"><text:span text:style-name="T206">de salida </text:span></text:span><text:span text:style-name="Source_20_Text"><text:span text:style-name="T201">estándar</text:span></text:span><text:span text:style-name="Source_20_Text"><text:span text:style-name="T200"> </text:span></text:span><text:span text:style-name="Source_20_Text"><text:span text:style-name="T206">con</text:span></text:span><text:span text:style-name="Source_20_Text"><text:span text:style-name="T200"> un </text:span></text:span><text:span text:style-name="Source_20_Text"><text:span text:style-name="T203">destino </text:span></text:span><text:span text:style-name="Source_20_Text"><text:span text:style-name="T204">diferente al predeterminado. </text:span></text:span><text:span text:style-name="Source_20_Text"><text:span text:style-name="T206">A este procedimiento se le </text:span></text:span><text:span text:style-name="Source_20_Text"><text:span text:style-name="T213">denomina</text:span></text:span><text:span text:style-name="Source_20_Text"><text:span text:style-name="T200"> </text:span></text:span><text:span text:style-name="Source_20_Text"><text:span text:style-name="T214">desvío</text:span></text:span><text:span text:style-name="Source_20_Text"><text:span text:style-name="T200">. </text:span></text:span><text:span text:style-name="Source_20_Text"><text:span text:style-name="T201">Una vez </text:span></text:span><text:span text:style-name="Source_20_Text"><text:span text:style-name="T202">iniciados</text:span></text:span><text:span text:style-name="Source_20_Text"><text:span text:style-name="T201">, l</text:span></text:span><text:span text:style-name="Source_20_Text"><text:span text:style-name="T200">os desvíos permanecerán vigentes </text:span></text:span><text:span text:style-name="Source_20_Text"><text:span text:style-name="T202">para</text:span></text:span><text:span text:style-name="Source_20_Text"><text:span text:style-name="T200"> las </text:span></text:span><text:span text:style-name="Source_20_Text"><text:span text:style-name="T202">siguientes</text:span></text:span><text:span text:style-name="Source_20_Text"><text:span text:style-name="T200"> líneas de código </text:span></text:span><text:span text:style-name="Source_20_Text"><text:span text:style-name="T201">hasta que </text:span></text:span><text:span text:style-name="Source_20_Text"><text:span text:style-name="T213">se</text:span></text:span><text:span text:style-name="Source_20_Text"><text:span text:style-name="T201"> </text:span></text:span><text:span text:style-name="Source_20_Text"><text:span text:style-name="T207">modifique explícitamente</text:span></text:span><text:span text:style-name="Source_20_Text"><text:span text:style-name="T201"> </text:span></text:span><text:span text:style-name="Source_20_Text"><text:span text:style-name="T207">el estado de la conexión</text:span></text:span><text:span text:style-name="Source_20_Text"><text:span text:style-name="T201">. Así, los desvíos </text:span></text:span><text:span text:style-name="Source_20_Text"><text:span text:style-name="T202">podrán</text:span></text:span><text:span text:style-name="Source_20_Text"><text:span text:style-name="T201"> servir para capturar la salida de resultados y los mensajes de </text:span></text:span><text:span text:style-name="Source_20_Text"><text:span text:style-name="T112">R</text:span></text:span><text:span text:style-name="Source_20_Text"><text:span text:style-name="T201"> en un archivo. </text:span></text:span><text:span text:style-name="Source_20_Text"><text:span text:style-name="T209">El desvío de la </text:span></text:span><text:span text:style-name="Source_20_Text"><text:span text:style-name="T210">conexión de </text:span></text:span><text:span text:style-name="Source_20_Text"><text:span text:style-name="T209">entrada estándar se realiza</text:span></text:span><text:span text:style-name="Source_20_Text"><text:span text:style-name="T211">rá</text:span></text:span><text:span text:style-name="Source_20_Text"><text:span text:style-name="T209"> cuando se le</text:span></text:span><text:span text:style-name="Source_20_Text"><text:span text:style-name="T211">a</text:span></text:span><text:span text:style-name="Source_20_Text"><text:span text:style-name="T209"> información desde un </text:span></text:span><text:span text:style-name="Source_20_Text"><text:span text:style-name="T210">origen que no sea la consola</text:span></text:span><text:span text:style-name="Source_20_Text"><text:span text:style-name="T209"> —por ejemplo, con la función </text:span></text:span><text:span text:style-name="Source_20_Text"><text:span text:style-name="T145">source()</text:span></text:span><text:span text:style-name="Source_20_Text"><text:span text:style-name="T209">— y es más común que la modificación de la salida predeterminada.</text:span></text:span></text:p>
      <text:p text:style-name="P44"><text:span text:style-name="T58">De esta manera</text:span><text:span text:style-name="T42">, l</text:span><text:span text:style-name="T30">a función </text:span><text:span text:style-name="T133">s</text:span><text:span text:style-name="T134">ink</text:span><text:span text:style-name="T133">()</text:span><text:span text:style-name="T23"> </text:span><text:span text:style-name="T74">servirá para desviar</text:span><text:span text:style-name="T23"> la salida de resultados de </text:span><text:span text:style-name="T107">R</text:span><text:span text:style-name="T23"> hacia una conexión y deberá ser </text:span><text:span text:style-name="T30">invocada</text:span><text:span text:style-name="T23"> de nuevo para </text:span><text:span text:style-name="T16">detener el desvío. </text:span><text:span text:style-name="T43">En general, la función </text:span><text:span text:style-name="T139">sink()</text:span><text:span text:style-name="T43"> aceptará dos argumentos: </text:span><text:span text:style-name="T50">1) la</text:span><text:span text:style-name="T43"> conexión </text:span><text:span text:style-name="T50">a la que se realizará el desvío, </text:span><text:span text:style-name="T43">especificada en el argumento </text:span><text:span text:style-name="T135">file</text:span><text:span text:style-name="T43">, y </text:span><text:span text:style-name="T50">2) </text:span><text:span text:style-name="T43">el tipo de conexión estándar </text:span><text:span text:style-name="T50">que será desviada, especificada</text:span><text:span text:style-name="T43"> en el argumento </text:span><text:span text:style-name="T139">type</text:span><text:span text:style-name="T43">. </text:span><text:span text:style-name="T16">Si el argumento </text:span><text:span text:style-name="T139">file</text:span><text:span text:style-name="T43"> </text:span><text:span text:style-name="T16">es una cadena de caracteres </text:span><text:span text:style-name="T43">(entre comillas rectas de apertura y cierre)</text:span><text:span text:style-name="T16">, se </text:span><text:span text:style-name="T51">creará</text:span><text:span text:style-name="T16"> </text:span><text:span text:style-name="T50">como destino</text:span><text:span text:style-name="T16"> un archivo con ese nombre. </text:span><text:span text:style-name="T46">E</text:span><text:span text:style-name="T44">l</text:span><text:span text:style-name="T43"> tipo de </text:span><text:span text:style-name="T44">desvío predeterminado</text:span><text:span text:style-name="T43"> </text:span><text:span text:style-name="T46">estará </text:span><text:span text:style-name="T43">seleccionado con la etiqueta</text:span><text:span text:style-name="T16"> </text:span><text:span text:style-name="Source_20_Text"><text:span text:style-name="T135">"output"</text:span></text:span><text:span text:style-name="Source_20_Text"><text:span text:style-name="T16">, </text:span></text:span><text:span text:style-name="Source_20_Text"><text:span text:style-name="T59">usada para </text:span></text:span><text:span text:style-name="Source_20_Text"><text:span text:style-name="T99">referirse</text:span></text:span><text:span text:style-name="Source_20_Text"><text:span text:style-name="T46"> a l</text:span></text:span><text:span text:style-name="Source_20_Text"><text:span text:style-name="T43">a </text:span></text:span><text:span text:style-name="Source_20_Text"><text:span text:style-name="T44">conexión</text:span></text:span><text:span text:style-name="Source_20_Text"><text:span text:style-name="T43"> </text:span></text:span><text:span text:style-name="Source_20_Text"><text:span text:style-name="T161">"st</text:span></text:span><text:span text:style-name="Source_20_Text"><text:span text:style-name="T162">d</text:span></text:span><text:span text:style-name="Source_20_Text"><text:span text:style-name="T163">out</text:span></text:span><text:span text:style-name="Source_20_Text"><text:span text:style-name="T161">"</text:span></text:span><text:span text:style-name="Source_20_Text"><text:span text:style-name="T24">. </text:span></text:span><text:span text:style-name="Source_20_Text"><text:span text:style-name="T31">Después de </text:span></text:span><text:span text:style-name="Source_20_Text"><text:span text:style-name="T58">iniciar</text:span></text:span><text:span text:style-name="Source_20_Text"><text:span text:style-name="T31"> </text:span></text:span><text:span text:style-name="Source_20_Text"><text:span text:style-name="T87">una</text:span></text:span><text:span text:style-name="Source_20_Text"><text:span text:style-name="T86"> desviación</text:span></text:span><text:span text:style-name="Source_20_Text"><text:span text:style-name="T89"> </text:span></text:span><text:span text:style-name="Source_20_Text"><text:span text:style-name="T102">la</text:span></text:span><text:span text:style-name="Source_20_Text"><text:span text:style-name="T98"> </text:span></text:span><text:span text:style-name="Source_20_Text"><text:span text:style-name="T102">salida</text:span></text:span><text:span text:style-name="Source_20_Text"><text:span text:style-name="T98"> </text:span></text:span><text:span text:style-name="Source_20_Text"><text:span text:style-name="T89">estándar</text:span></text:span><text:span text:style-name="Source_20_Text"><text:span text:style-name="T31">, </text:span></text:span><text:span text:style-name="Source_20_Text"><text:span text:style-name="T25">en la consola </text:span></text:span><text:span text:style-name="Source_20_Text"><text:span text:style-name="T33">sólo </text:span></text:span><text:span text:style-name="Source_20_Text"><text:span text:style-name="T87">aparecerá el</text:span></text:span><text:span text:style-name="Source_20_Text"><text:span text:style-name="T80"> apuntador de </text:span></text:span><text:span text:style-name="Source_20_Text"><text:span text:style-name="T82">la</text:span></text:span><text:span text:style-name="Source_20_Text"><text:span text:style-name="T25"> línea de comandos y la mayoría de los mensajes. </text:span></text:span></text:p>
      <text:p text:style-name="P44"><text:span text:style-name="Source_20_Text"><text:span text:style-name="T44">L</text:span></text:span><text:span text:style-name="Source_20_Text"><text:span text:style-name="T26">a opción </text:span></text:span><text:span text:style-name="Source_20_Text"><text:span text:style-name="T136">"message"</text:span></text:span><text:span text:style-name="Source_20_Text"><text:span text:style-name="T26"> </text:span></text:span><text:span text:style-name="Source_20_Text"><text:span text:style-name="T81">para el</text:span></text:span><text:span text:style-name="Source_20_Text"><text:span text:style-name="T26"> argumento </text:span></text:span><text:span text:style-name="Source_20_Text"><text:span text:style-name="T136">type</text:span></text:span><text:span text:style-name="Source_20_Text"><text:span text:style-name="T26">, de la forma </text:span></text:span><text:span text:style-name="Source_20_Text"><text:span text:style-name="T136">sink(type = "message")</text:span></text:span><text:span text:style-name="Source_20_Text"><text:span text:style-name="T26">,</text:span></text:span><text:span text:style-name="Source_20_Text"><text:span text:style-name="T44"> desviará l</text:span></text:span><text:span text:style-name="Source_20_Text"><text:span text:style-name="T25">os mensajes </text:span></text:span><text:span text:style-name="Source_20_Text"><text:span text:style-name="T43">de </text:span></text:span><text:span text:style-name="Source_20_Text"><text:span text:style-name="T78">la conexi</text:span></text:span><text:span text:style-name="Source_20_Text"><text:span text:style-name="T102">ó</text:span></text:span><text:span text:style-name="Source_20_Text"><text:span text:style-name="T78">n</text:span></text:span><text:span text:style-name="Source_20_Text"><text:span text:style-name="T25"> </text:span></text:span><text:span text:style-name="Source_20_Text"><text:span text:style-name="T161">"std</text:span></text:span><text:span text:style-name="Source_20_Text"><text:span text:style-name="T160">err</text:span></text:span><text:span text:style-name="Source_20_Text"><text:span text:style-name="T161">"</text:span></text:span><text:span text:style-name="Source_20_Text"><text:span text:style-name="T25">, incluyendo </text:span></text:span><text:span text:style-name="Source_20_Text"><text:span text:style-name="T32">los </text:span></text:span><text:span text:style-name="Source_20_Text"><text:span text:style-name="T153">mensajes de diagnóstico</text:span></text:span><text:span text:style-name="Source_20_Text"><text:span text:style-name="T26">, de </text:span></text:span><text:span text:style-name="Source_20_Text"><text:span text:style-name="T153">advertencia</text:span></text:span><text:span text:style-name="Source_20_Text"><text:span text:style-name="T26"> y de </text:span></text:span><text:span text:style-name="Source_20_Text"><text:span text:style-name="T153">error</text:span></text:span><text:span text:style-name="Source_20_Text"><text:span text:style-name="T178">, </text:span></text:span><text:span text:style-name="Source_20_Text"><text:span text:style-name="T179">hacia el archivo o conexión seleccionada</text:span></text:span><text:span text:style-name="Source_20_Text"><text:span text:style-name="T26">. </text:span></text:span><text:span text:style-name="Source_20_Text"><text:span text:style-name="T58">Por lo tanto, el despliegue de </text:span></text:span><text:span text:style-name="Source_20_Text"><text:span text:style-name="T54">mensajes desaparecerá </text:span></text:span><text:soft-page-break/><text:span text:style-name="Source_20_Text"><text:span text:style-name="T58">de la consola</text:span></text:span><text:span text:style-name="Source_20_Text"><text:span text:style-name="T54">, pero e</text:span></text:span><text:span text:style-name="Source_20_Text"><text:span text:style-name="T90">l eco de los</text:span></text:span><text:span text:style-name="Source_20_Text"><text:span text:style-name="T46"> comandos </text:span></text:span><text:span text:style-name="Source_20_Text"><text:span text:style-name="T45">y el</text:span></text:span><text:span text:style-name="Source_20_Text"><text:span text:style-name="T46"> apuntador de </text:span></text:span><text:span text:style-name="Source_20_Text"><text:span text:style-name="T53">la línea de</text:span></text:span><text:span text:style-name="Source_20_Text"><text:span text:style-name="T46"> comandos </text:span></text:span><text:span text:style-name="Source_20_Text"><text:span text:style-name="T57">( </text:span></text:span><text:span text:style-name="Source_20_Text"><text:span text:style-name="T228">&gt;_</text:span></text:span><text:span text:style-name="Source_20_Text"><text:span text:style-name="T57"> )</text:span></text:span><text:span text:style-name="Source_20_Text"><text:span text:style-name="T46"> </text:span></text:span><text:span text:style-name="Source_20_Text"><text:span text:style-name="T54">seguirán siendo visibles. </text:span></text:span><text:span text:style-name="Source_20_Text"><text:span text:style-name="T61">Tenga cuidado de</text:span></text:span><text:span text:style-name="Source_20_Text"><text:span text:style-name="T62"> no</text:span></text:span><text:span text:style-name="Source_20_Text"><text:span text:style-name="T61"> poner </text:span></text:span><text:span text:style-name="Source_20_Text"><text:span text:style-name="T62">la </text:span></text:span><text:span text:style-name="Source_20_Text"><text:span text:style-name="T100">cadena de texto</text:span></text:span><text:span text:style-name="Source_20_Text"><text:span text:style-name="T61"> </text:span></text:span><text:span text:style-name="Source_20_Text"><text:span text:style-name="T136">"message"</text:span></text:span><text:span text:style-name="Source_20_Text"><text:span text:style-name="T26"> </text:span></text:span><text:span text:style-name="Source_20_Text"><text:span text:style-name="T62">como el primer argumento de la función </text:span></text:span><text:span text:style-name="Source_20_Text"><text:span text:style-name="T141">sink()</text:span></text:span><text:span text:style-name="Source_20_Text"><text:span text:style-name="T62"> </text:span></text:span><text:span text:style-name="Source_20_Text"><text:span text:style-name="T100">para evitar que pueda interpretarse como el nombre de un archivo</text:span></text:span><text:span text:style-name="Source_20_Text"><text:span text:style-name="T62">.</text:span></text:span></text:p>
      <text:p text:style-name="P31"><text:span text:style-name="T26">La </text:span><text:span text:style-name="T33">invocación </text:span><text:span text:style-name="T35">a</text:span><text:span text:style-name="T26"> </text:span><text:span text:style-name="T136">sink()</text:span><text:span text:style-name="T26"> o </text:span><text:span text:style-name="T136">sink(file = NULL)</text:span><text:span text:style-name="T26"> </text:span><text:span text:style-name="T75">interrumpirá</text:span><text:span text:style-name="T26"> el último desvío del tipo especificado. Existe una pila de desvíos</text:span><text:span text:style-name="T64">, por lo que la salida de resultados se revertirá al desvío previo, si hubiera </text:span><text:span text:style-name="T33">algu</text:span><text:span text:style-name="T64">no. La pila de desvíos </text:span><text:span text:style-name="T35">podrá</text:span><text:span text:style-name="T64"> manejar hasta 21 conexiones (20 desvíos).</text:span></text:p>
      <text:p text:style-name="P32"><text:span text:style-name="T65">Si un archivo es una conexión, de ser necesario é</text:span><text:span text:style-name="T27">sta</text:span><text:span text:style-name="T65"> será abierta en el modo </text:span><text:span text:style-name="T27">de </text:span><text:span text:style-name="T28">sólo escritura de texto (</text:span><text:span text:style-name="Source_20_Text"><text:span text:style-name="T132">"wt"</text:span></text:span><text:span text:style-name="T28">)</text:span><text:span text:style-name="T65"> y, una vez que sea removida de la pila de </text:span><text:span text:style-name="T79">desvíos</text:span><text:span text:style-name="T65">, </text:span><text:span text:style-name="T34">será cerrada</text:span><text:span text:style-name="T65">.</text:span></text:p>
      <text:p text:style-name="P33"><text:span text:style-name="T34">El argumento </text:span><text:span text:style-name="T138">split</text:span><text:span text:style-name="T144">=</text:span><text:span text:style-name="T34"> seleccionado con el valor lógico verdadero (</text:span><text:span text:style-name="T138">TRUE</text:span><text:span text:style-name="T34">) dentro de </text:span><text:span text:style-name="T138">sink()</text:span><text:span text:style-name="T65"> </text:span><text:span text:style-name="T35">sólo </text:span><text:span text:style-name="T65">divid</text:span><text:span text:style-name="T29">irá</text:span><text:span text:style-name="T35"> </text:span><text:span text:style-name="T76">l</text:span><text:span text:style-name="T35">a</text:span><text:span text:style-name="T65"> salida de resultados de </text:span><text:span text:style-name="T109">R</text:span><text:span text:style-name="T65"> (</text:span><text:span text:style-name="T35">por medio de</text:span><text:span text:style-name="T65"> </text:span><text:span text:style-name="Source_20_Text"><text:span text:style-name="T140">Rvprintf</text:span></text:span><text:span text:style-name="T65">) </text:span><text:span text:style-name="T29">y la salida de resultados predeterminada desde </text:span><text:span text:style-name="T137">writeLines()</text:span><text:span text:style-name="T29">. </text:span><text:span text:style-name="T63">Esto significa que n</text:span><text:span text:style-name="T29">o dividirá toda la salida de resultados que pudiera </text:span><text:span text:style-name="T35">enviarse</text:span><text:span text:style-name="T29"> </text:span><text:span text:style-name="T16">hacia </text:span><text:span text:style-name="T161">"stdout"</text:span><text:span text:style-name="T29">.</text:span><text:span text:style-name="T65"> </text:span></text:p>
      <text:p text:style-name="P34"><text:span text:style-name="T29">El desvío del flujo de mensajes deberá realizarse con mucho cuidado, </text:span><text:span text:style-name="T66">ya</text:span><text:span text:style-name="T29"> que </text:span><text:span text:style-name="T67">el</text:span><text:span text:style-name="T29"> archivo </text:span><text:span text:style-name="T77">al que se desvíen deberá</text:span><text:span text:style-name="T29"> </text:span><text:span text:style-name="T66">tratarse </text:span><text:span text:style-name="T68">como</text:span><text:span text:style-name="T29"> una conexión </text:span><text:span text:style-name="T67">que ya ha sido </text:span><text:span text:style-name="T29">abierta y a que no existe </text:span><text:span text:style-name="T66">una</text:span><text:span text:style-name="T29"> pila de conexiones.</text:span></text:p>
      <text:p text:style-name="P35"><text:span text:style-name="T29">Si el argumento </text:span><text:span text:style-name="T137">file</text:span><text:span text:style-name="T144">=</text:span><text:span text:style-name="T29"> es una cadena de texto, el archivo será abierto usando la codificación actual </text:span><text:span text:style-name="T69">de </text:span><text:span text:style-name="T111">R</text:span><text:span text:style-name="T29">. Si desea utilizar una codificación diferente, </text:span><text:span text:style-name="T212">—</text:span><text:span text:style-name="T29">para representar cadenas que hayan sido almacenadas en </text:span><text:span text:style-name="T70">el estándar</text:span><text:span text:style-name="T29"> UTF-8, por ejemplo</text:span><text:span text:style-name="T212">—</text:span><text:span text:style-name="T29"> utilice una </text:span><text:span text:style-name="T155">conexión de archivo</text:span><text:span text:style-name="T180">, </text:span><text:span text:style-name="T181">au</text:span><text:span text:style-name="T70">nque</text:span><text:span text:style-name="T29"> algunas maneras de generar la </text:span><text:span text:style-name="T37">salida de resultados de </text:span><text:span text:style-name="T110">R</text:span><text:span text:style-name="T37"> ya habrán convertido tales cadenas a la codificación actual.</text:span></text:p>
      <text:h text:style-name="P24" text:outline-level="2"><text:bookmark-start text:name="__RefHeading___Toc8801_2467995921"/><text:span text:style-name="T221">5. </text:span>Val<text:span text:style-name="T159">or devuelto</text:span><text:bookmark-end text:name="__RefHeading___Toc8801_2467995921"/></text:h>
      <text:p text:style-name="Text_20_body"><text:span text:style-name="Source_20_Text"><text:span text:style-name="T36">La función </text:span></text:span><text:span text:style-name="Source_20_Text"><text:span text:style-name="T142">s</text:span></text:span><text:span text:style-name="Source_20_Text"><text:span text:style-name="T130">ink</text:span></text:span><text:span text:style-name="Source_20_Text"><text:span text:style-name="T143">()</text:span></text:span><text:span text:style-name="Source_20_Text"><text:span text:style-name="T37"> devolverá</text:span></text:span><text:span text:style-name="T12"> </text:span><text:span text:style-name="T36">el valor nulo (</text:span><text:span text:style-name="Source_20_Text"><text:span text:style-name="T130">NULL</text:span></text:span><text:span text:style-name="Source_20_Text"><text:span text:style-name="T36">)</text:span></text:span><text:span text:style-name="T12">. </text:span></text:p>
      <text:p text:style-name="Text_20_body"><text:span text:style-name="T37">Para</text:span><text:span text:style-name="T12"> </text:span><text:span text:style-name="Source_20_Text"><text:span text:style-name="T130">sink.number()</text:span></text:span><text:span text:style-name="T12"> </text:span><text:span text:style-name="T37">el número</text:span><text:span text:style-name="T12"> (0, 1, 2, ...) </text:span><text:span text:style-name="T37">de desviaciones d</text:span><text:span text:style-name="T71">e</text:span><text:span text:style-name="T12"> </text:span><text:span text:style-name="T37">salida </text:span><text:span text:style-name="T71">estándar que tienen lugar</text:span><text:span text:style-name="T12">. </text:span></text:p>
      <text:p text:style-name="Text_20_body"><text:span text:style-name="T71">Para</text:span><text:span text:style-name="T12"> </text:span><text:span text:style-name="Source_20_Text"><text:span text:style-name="T130">sink.number("message")</text:span></text:span><text:span text:style-name="T12"> </text:span><text:span text:style-name="T71">el número de conexión utilizado por la conexión de mensajes estándar. Devolverá el número dos (2) si todavía no ha sido usada ninguna desviación.</text:span></text:p>
      <text:h text:style-name="P24" text:outline-level="2"><text:bookmark-start text:name="__RefHeading___Toc8803_2467995921"/><text:span text:style-name="T221">6. </text:span>Advertencia<text:bookmark-end text:name="__RefHeading___Toc8803_2467995921"/></text:h>
      <text:p text:style-name="P36"><text:span text:style-name="T72">No utilice una conexión que </text:span><text:span text:style-name="T73">esté</text:span><text:span text:style-name="T72"> abierta para desvío </text:span><text:span text:style-name="T73">con</text:span><text:span text:style-name="T72"> cualquier otro propósito. El programa evitará este uso, </text:span><text:span text:style-name="T73">pero cerrará</text:span><text:span text:style-name="T72"> dicha conexión de manera silenciosa.</text:span></text:p>
      <text:p text:style-name="P15"><text:span text:style-name="T187">No desvíe el flujo de mensajes a menos que comprenda el código fuente que </text:span><text:span text:style-name="T227">lo</text:span><text:span text:style-name="T222"> implementa</text:span><text:span text:style-name="T187"> y, por lo tanto, sus riesgos.</text:span></text:p>
      <text:h text:style-name="P24" text:outline-level="2"><text:bookmark-start text:name="__RefHeading___Toc8805_2467995921"/><text:soft-page-break/><text:span text:style-name="T221">7. </text:span>Referenc<text:span text:style-name="T215">ia</text:span>s<text:bookmark-end text:name="__RefHeading___Toc8805_2467995921"/></text:h>
      <text:p text:style-name="P16"><text:span text:style-name="T189">Becker, Richard A., John M. Chambers, y Allan R. Wilks. </text:span><text:span text:style-name="T190">The New S Language: </text:span><text:span text:style-name="T191">A Programming Environment for Data Analysis and Graphics</text:span><text:span text:style-name="T189">. Wadsworth &amp; Brookscole. Boca Raton, FL: CRC Press, 1988.</text:span></text:p>
      <text:p text:style-name="P37"><text:span text:style-name="T12">Chambers, J</text:span><text:span text:style-name="T41">ohn</text:span><text:span text:style-name="T12">. M. </text:span><text:span text:style-name="Emphasis"><text:span text:style-name="T12">Programming with Data. A Guide to the S Language</text:span></text:span><text:span text:style-name="T12">. </text:span><text:span text:style-name="T41">Nueva York: </text:span><text:span text:style-name="T12">Springer, </text:span><text:span text:style-name="T41">1998. pp. 397-399.</text:span></text:p>
      <text:h text:style-name="P24" text:outline-level="2"><text:bookmark-start text:name="__RefHeading___Toc8807_2467995921"/><text:span text:style-name="T221">8. </text:span>También véase<text:bookmark-end text:name="__RefHeading___Toc8807_2467995921"/></text:h>
      <text:p text:style-name="Text_20_body"><text:a xlink:type="simple" xlink:href="http://127.0.0.1:26152/library/base/help/capture.output" text:style-name="Internet_20_link" text:visited-style-name="Visited_20_Internet_20_Link"><text:span text:style-name="Source_20_Text"><text:span text:style-name="T122">capture.output</text:span></text:span></text:a></text:p>
      <text:h text:style-name="P24" text:outline-level="2"><text:bookmark-start text:name="__RefHeading___Toc8809_2467995921"/><text:span text:style-name="T221">9. </text:span>E<text:span text:style-name="T187">jemplos</text:span><text:bookmark-end text:name="__RefHeading___Toc8809_2467995921"/></text:h>
      <text:p text:style-name="P4"><text:tab/>sink("sink-e<text:span text:style-name="T223">jemplo</text:span>.txt")</text:p>
      <text:p text:style-name="P4"><text:tab/>i &lt;- 1:10</text:p>
      <text:p text:style-name="P4"><text:tab/>outer(i, i, "*")</text:p>
      <text:p text:style-name="P4"><text:tab/>sink()</text:p>
      <text:p text:style-name="P4"/>
      <text:p text:style-name="P4"/>
      <text:p text:style-name="P5"><text:tab/>## capturar toda la salida de resultados a un archivo.</text:p>
      <text:p text:style-name="P4"><text:tab/>zz &lt;- file("all.Rout", open = "wt")</text:p>
      <text:p text:style-name="P4"><text:tab/>sink(zz)</text:p>
      <text:p text:style-name="P4"><text:tab/>sink(zz, type = "message")</text:p>
      <text:p text:style-name="P4"><text:tab/>try(log("a"))</text:p>
      <text:p text:style-name="P5"><text:tab/>## Revertir la salida de resultados de vuelta a la consola --</text:p>
      <text:p text:style-name="P5"><text:tab/>## y solo entonces acceder al archivo</text:p>
      <text:p text:style-name="P4"><text:tab/>sink(type = "message")</text:p>
      <text:p text:style-name="P4"><text:tab/>sink()</text:p>
      <text:p text:style-name="P3"><text:tab/>file.show("all.Rout")</text:p>
      <text:h text:style-name="P23" text:outline-level="2"><text:bookmark-start text:name="__RefHeading___Toc8811_2467995921"/>1<text:span text:style-name="T225">3</text:span>. Código fuente<text:bookmark-end text:name="__RefHeading___Toc8811_2467995921"/></text:h>
      <text:h text:style-name="P21" text:outline-level="3"><text:bookmark-start text:name="__RefHeading___Toc8813_2467995921"/>1. <text:span text:style-name="T150">sink</text:span><text:span text:style-name="T129">()</text:span><text:bookmark-end text:name="__RefHeading___Toc8813_2467995921"/></text:h>
      <text:p text:style-name="P7"><text:tab/>function (file = NULL, append = FALSE, </text:p>
      <text:p text:style-name="P7"><text:tab/> <text:s text:c="9"/>type = c("output", "message"), </text:p>
      <text:p text:style-name="P7"><text:tab/> <text:s text:c="9"/>split = FALSE) </text:p>
      <text:p text:style-name="P7"><text:tab/>{</text:p>
      <text:p text:style-name="P7"><text:tab/> <text:s/>type &lt;- match.arg(type)</text:p>
      <text:p text:style-name="P7"><text:tab/> <text:s/>if (type == "message") {</text:p>
      <text:p text:style-name="P7"><text:tab/> <text:s text:c="3"/>if (is.null(file)) </text:p>
      <text:p text:style-name="P7"><text:tab/> <text:s text:c="5"/>file &lt;- stderr()</text:p>
      <text:p text:style-name="P7"><text:tab/> <text:s text:c="3"/>else if (!inherits(file, "connection") || !isOpen(file)) </text:p>
      <text:p text:style-name="P7"><text:tab/> <text:s text:c="5"/>stop("'file' must be NULL or an already open connection")</text:p>
      <text:p text:style-name="P7"><text:tab/> <text:s text:c="3"/>if (split) </text:p>
      <text:p text:style-name="P7"><text:tab/> <text:s text:c="5"/>stop("cannot split the message connection")</text:p>
      <text:p text:style-name="P7"><text:tab/> <text:s text:c="3"/>.Internal(sink(file, FALSE, TRUE, FALSE))</text:p>
      <text:p text:style-name="P7"><text:tab/> <text:s/>}</text:p>
      <text:p text:style-name="P7"><text:tab/> <text:s/>else {</text:p>
      <text:p text:style-name="P7"><text:tab/> <text:s text:c="3"/>closeOnExit &lt;- FALSE</text:p>
      <text:p text:style-name="P7"><text:tab/> <text:s text:c="3"/>if (is.null(file)) </text:p>
      <text:p text:style-name="P7"><text:tab/> <text:s text:c="5"/>file &lt;- -1L</text:p>
      <text:p text:style-name="P7"><text:tab/> <text:s text:c="3"/>else if (is.character(file)) {</text:p>
      <text:p text:style-name="P7"><text:soft-page-break/><text:s/><text:tab/> <text:s text:c="4"/>file &lt;- file(file, if (append) </text:p>
      <text:p text:style-name="P7"><text:s/><text:tab/> <text:s text:c="6"/>"a"</text:p>
      <text:p text:style-name="P7"><text:s/><text:tab/> <text:s text:c="6"/>else "w")</text:p>
      <text:p text:style-name="P7"><text:s/><text:tab/> <text:s text:c="4"/>closeOnExit &lt;- TRUE</text:p>
      <text:p text:style-name="P7"><text:tab/> <text:s text:c="3"/>}</text:p>
      <text:p text:style-name="P7"><text:tab/> <text:s text:c="3"/>else if (!inherits(file, "connection")) </text:p>
      <text:p text:style-name="P7"><text:tab/> <text:s text:c="5"/>stop("'file' must be NULL, a connection or a character string")</text:p>
      <text:p text:style-name="P7"><text:tab/> <text:s text:c="3"/>.Internal(sink(file, closeOnExit, FALSE, split))</text:p>
      <text:p text:style-name="P7"><text:tab/> <text:s/>}</text:p>
      <text:p text:style-name="P7"><text:tab/>}</text:p>
      <text:p text:style-name="P6"/>
      <text:h text:style-name="P22" text:outline-level="3"><text:bookmark-start text:name="__RefHeading___Toc8815_2467995921"/><text:span text:style-name="T226">2</text:span>. <text:span text:style-name="T150">sink.</text:span><text:span text:style-name="T151">number</text:span><text:span text:style-name="T129">()</text:span><text:bookmark-end text:name="__RefHeading___Toc8815_2467995921"/></text:h>
      <text:p text:style-name="P7"><text:tab/>function (type = c("output", "message")) </text:p>
      <text:p text:style-name="P7"><text:tab/>{</text:p>
      <text:p text:style-name="P7"><text:s/><text:tab/> type &lt;- match.arg(type)</text:p>
      <text:p text:style-name="P7"><text:tab/> <text:s/>.Internal(sink.number(type != "message"))</text:p>
      <text:p text:style-name="P7"><text:tab/>}</text:p>
      <text:h text:style-name="P26" text:outline-level="2"><text:bookmark-start text:name="__RefHeading___Toc8817_2467995921"/>1<text:span text:style-name="T225">4</text:span><text:span text:style-name="T216">. Sobre la traducción</text:span><text:bookmark-end text:name="__RefHeading___Toc8817_2467995921"/></text:h>
      <text:p text:style-name="P38"><text:span text:style-name="T192">La traducci</text:span><text:span text:style-name="T193">ón al español de esta página de ayuda fue actualizada el </text:span><text:span text:style-name="T194">2</text:span><text:span text:style-name="T195">8</text:span><text:span text:style-name="T193"> de mayo de 2021 y está basada en la documentación original de </text:span><text:span text:style-name="T197">R</text:span><text:span text:style-name="T193"> en inglés para la versión </text:span><text:span text:style-name="T198">4.0.</text:span><text:span text:style-name="T199">5</text:span><text:span text:style-name="T193">. La revisión técnica todavía no ha sido realizada. Si deseas participar realizando la revisión técnica o sugiriendo mejoras gramaticales/ortográficas/estilísticas al texto </text:span><text:span text:style-name="T196">o adiciones</text:span><text:span text:style-name="T193">, por favor dirígete a la página del proyecto en: </text:span><text:a xlink:type="simple" xlink:href="https://github.com/sicabi/documentacionR" text:style-name="Internet_20_link" text:visited-style-name="Visited_20_Internet_20_Link"><text:span text:style-name="T4">https://github.com/sicabi/documentacionR</text:span></text:a><text:span text:style-name="T193">. Toda contribución será atribuida a la persona que la realice.</text:span></text:p>
      <text:p text:style-name="P43">_________________________________________________________________________________</text:p>
      <text:p text:style-name="P43"/>
      <text:p text:style-name="P39"><text:span text:style-name="T6">[</text:span><text:span text:style-name="T10">Paquete</text:span><text:span text:style-name="T6"> </text:span><text:span text:style-name="Emphasis"><text:span text:style-name="T146">base</text:span></text:span><text:span text:style-name="T6"> versión 4.0.</text:span><text:span text:style-name="T11">5</text:span><text:span text:style-name="T6"> </text:span><text:span text:style-name="T156">Í</text:span><text:span text:style-name="T158">ndice</text:span><text:span text:style-name="T6">]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a" style:family="paragraph" style:parent-style-name="Caption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Liberation Mono1" officeooo:paragraph-rsid="00938ce9"/>
    </style:style>
    <style:style style:name="MP2" style:family="paragraph" style:parent-style-name="Footer">
      <style:paragraph-properties fo:text-align="end" style:justify-single-word="false"/>
      <style:text-properties style:font-name="Liberation Sans1" fo:font-size="10pt" officeooo:rsid="00a747e2" officeooo:paragraph-rsid="00a747e2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normal" style:font-size-asian="10pt" style:font-style-asian="normal" style:font-size-complex="10pt" style:font-style-complex="normal"/>
    </style:style>
    <style:style style:name="MT3" style:family="text">
      <style:text-properties fo:font-size="9pt" fo:font-style="normal" officeooo:rsid="006b0751" style:font-size-asian="9pt" style:font-style-asian="normal" style:font-size-complex="9pt" style:font-style-complex="normal"/>
    </style:style>
    <style:style style:name="MT4" style:family="text">
      <style:text-properties style:font-name="Liberation Sans1" fo:font-size="10pt" fo:font-style="normal" officeooo:rsid="003a4b1f" style:font-size-asian="10pt" style:font-style-asian="normal" style:font-size-complex="10pt" style:font-style-complex="normal"/>
    </style:style>
    <style:style style:name="MT5" style:family="text">
      <style:text-properties fo:color="#808080" loext:opacity="100%" fo:font-size="10pt" fo:font-style="normal" fo:font-weight="bold" officeooo:rsid="003a4b1f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fo:color="#0000ff" loext:opacity="100%" style:font-name="Liberation Sans1" fo:font-size="10pt" fo:font-style="normal" fo:font-weight="bold" officeooo:rsid="003a4b1f" style:font-size-asian="10pt" style:font-style-asian="normal" style:font-weight-asian="bold" style:font-size-complex="10pt" style:font-style-complex="normal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ink {</text:span><text:span text:style-name="MT2">base</text:span><text:span text:style-name="MT1">}</text:span> <text:span text:style-name="MT3">desviar <text:tab/><text:tab/><text:tab/><text:tab/><text:tab/><text:tab/><text:tab/> <text:s text:c="3"/></text:span><text:span text:style-name="MT4">Documentación de </text:span><text:span text:style-name="MT5">R</text:span><text:span text:style-name="MT4"> </text:span><text:span text:style-name="MT6">4.0.5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02T17:53:18.078984538</meta:creation-date>
    <dc:date>2022-05-09T15:47:42.776148895</dc:date>
    <meta:editing-duration>P3DT15H11M13S</meta:editing-duration>
    <meta:editing-cycles>136</meta:editing-cycles>
    <meta:generator>LibreOffice/7.3.2.2$MacOSX_X86_64 LibreOffice_project/49f2b1bff42cfccbd8f788c8dc32c1c309559be0</meta:generator>
    <meta:document-statistic meta:table-count="1" meta:image-count="0" meta:object-count="0" meta:page-count="5" meta:paragraph-count="124" meta:word-count="1547" meta:character-count="9598" meta:non-whitespace-character-count="7961"/>
  </office:meta>
</office:document-meta>
</file>